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1in" fo:break-before="auto" style:use-optimal-row-height="true"/>
    </style:style>
    <style:style style:name="ro3" style:family="table-row">
      <style:table-row-properties style:row-height="0.9417in" fo:break-before="auto" style:use-optimal-row-height="true"/>
    </style:style>
    <style:style style:name="ro4" style:family="table-row">
      <style:table-row-properties style:row-height="1.0925in" fo:break-before="auto" style:use-optimal-row-height="true"/>
    </style:style>
    <style:style style:name="ro5" style:family="table-row">
      <style:table-row-properties style:row-height="1.2437in" fo:break-before="auto" style:use-optimal-row-height="true"/>
    </style:style>
    <style:style style:name="ro6" style:family="table-row">
      <style:table-row-properties style:row-height="1.0547in" fo:break-before="auto" style:use-optimal-row-height="true"/>
    </style:style>
    <style:style style:name="ro7" style:family="table-row">
      <style:table-row-properties style:row-height="0.772in" fo:break-before="auto" style:use-optimal-row-height="true"/>
    </style:style>
    <style:style style:name="ro8" style:family="table-row">
      <style:table-row-properties style:row-height="1.205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Bool" style:family="table-cell" style:parent-style-name="Default" style:data-style-name="N99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uto (DO NOT TOUCH)" table:style-name="ta1">
        <table:table-column table:style-name="co1" table:default-cell-style-name="cBool"/>
        <table:table-column table:style-name="co1" table:number-columns-repeated="12" table:default-cell-style-name="Default"/>
        <table:table-column table:style-name="co1" table:default-cell-style-name="cBool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Anthìlia Donnafuga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910" calcext:value-type="float">
            <text:p>91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18/07/2024): 6 x 9,10 € da Vinum Boze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a6p5qx7ntztkxh743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nthìlia</text:p>
          </table:table-cell>
          <table:table-cell office:value-type="string" calcext:value-type="string">
            <text:p>Donnafugata</text:p>
          </table:table-cell>
          <table:table-cell office:value-type="float" office:value="42.655277" calcext:value-type="float">
            <text:p>42.6552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e Serre Nuove Ornell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3590" calcext:value-type="float">
            <text:p>359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17/01/2020): 3 x 35,9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4p32acb7v4yb1s1m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Serre Nuove</text:p>
          </table:table-cell>
          <table:table-cell office:value-type="string" calcext:value-type="string">
            <text:p>Ornellaia</text:p>
          </table:table-cell>
          <table:table-cell office:value-type="float" office:value="48.275265" calcext:value-type="float">
            <text:p>48.2752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Maurus Vie di Roman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300" calcext:value-type="float">
            <text:p>4300</text:p>
          </table:table-cell>
          <table:table-cell office:value-type="float" office:value="1470" calcext:value-type="float">
            <text:p>147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07/12/2023): 6 x 14,70 € da Fine Wine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5r3k3vmbj8sh6xb8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Maurus</text:p>
          </table:table-cell>
          <table:table-cell office:value-type="string" calcext:value-type="string">
            <text:p>Vie di Romans</text:p>
          </table:table-cell>
          <table:table-cell office:value-type="float" office:value="47.3274" calcext:value-type="float">
            <text:p>47.32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Sass Roà Laimbur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1710" calcext:value-type="float">
            <text:p>17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19/12/2024): 6 x 17,10 € da Vinum Boze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tw7casdabj21s14q2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Sass Roà</text:p>
          </table:table-cell>
          <table:table-cell office:value-type="string" calcext:value-type="string">
            <text:p>Laimburg</text:p>
          </table:table-cell>
          <table:table-cell office:value-type="float" office:value="46.696976" calcext:value-type="float">
            <text:p>46.6969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Echo der Erde Thomas Pichl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900" calcext:value-type="float">
            <text:p>8900</text:p>
          </table:table-cell>
          <table:table-cell office:value-type="float" office:value="4200" calcext:value-type="float">
            <text:p>4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19/07/2024): 2 x 42,0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1whxttr1t2mvhha0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cho der Erde</text:p>
          </table:table-cell>
          <table:table-cell office:value-type="string" calcext:value-type="string">
            <text:p>Thomas Pichler</text:p>
          </table:table-cell>
          <table:table-cell office:value-type="float" office:value="54.00895" calcext:value-type="float">
            <text:p>54.008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Riserva Lazzarito Ettore Germa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3800" calcext:value-type="float">
            <text:p>13800</text:p>
          </table:table-cell>
          <table:table-cell office:value-type="float" office:value="7600" calcext:value-type="float">
            <text:p>76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25/03/2025): 1 x 76,0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qc2qy7wpkfn0qyege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azzarito Riserva</text:p>
          </table:table-cell>
          <table:table-cell office:value-type="string" calcext:value-type="string">
            <text:p>Ettore Germano</text:p>
          </table:table-cell>
          <table:table-cell office:value-type="float" office:value="61.86498" calcext:value-type="float">
            <text:p>61.864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di Montalcino Uccellie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1560" calcext:value-type="float">
            <text:p>156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10/01/2024): 6 x 15,6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evt435r0456f07af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Uccelliera</text:p>
          </table:table-cell>
          <table:table-cell office:value-type="float" office:value="42.368145" calcext:value-type="float">
            <text:p>42.3681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di Montalcino Mastrojann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000" calcext:value-type="float">
            <text:p>8000</text:p>
          </table:table-cell>
          <table:table-cell office:value-type="float" office:value="3779" calcext:value-type="float">
            <text:p>377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07/03/2024): 6 x 37,80 € da Fine Wine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7xxn6av2sket6k35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Mastrojanni</text:p>
          </table:table-cell>
          <table:table-cell office:value-type="float" office:value="46.55823" calcext:value-type="float">
            <text:p>46.558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Staffes Riserva Kornel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1789" calcext:value-type="float">
            <text:p>178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25/08/2024): 3 x 17,9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572fk9hzmravcwa2e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Staffes</text:p>
          </table:table-cell>
          <table:table-cell office:value-type="string" calcext:value-type="string">
            <text:p>Kornell</text:p>
          </table:table-cell>
          <table:table-cell office:value-type="float" office:value="47.195835" calcext:value-type="float">
            <text:p>47.1958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pulciano d'Abruzzo Riserva Spelt La Valenti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500" calcext:value-type="float">
            <text:p>4500</text:p>
          </table:table-cell>
          <table:table-cell office:value-type="float" office:value="1460" calcext:value-type="float">
            <text:p>146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25/03/2025): 3 x 14,6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sc8j7hcdw3gp7r02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elt Montepulciano d'Abruzzo (Riserva)</text:p>
          </table:table-cell>
          <table:table-cell office:value-type="string" calcext:value-type="string">
            <text:p>La Valentina</text:p>
          </table:table-cell>
          <table:table-cell office:value-type="float" office:value="48.316456" calcext:value-type="float">
            <text:p>48.3164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Maroccoli Plane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700" calcext:value-type="float">
            <text:p>47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09/03/2024): 6 x 15,2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a0d01856gqtswwq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Maroccoli</text:p>
          </table:table-cell>
          <table:table-cell office:value-type="string" calcext:value-type="string">
            <text:p>Planeta</text:p>
          </table:table-cell>
          <table:table-cell office:value-type="float" office:value="45.93762" calcext:value-type="float">
            <text:p>45.937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tigo - Livio Fellug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Ultimo acquisto pre-vinoteqa (14/06/2024): 12 x 17,50 € da Livio Felluga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v9y7t62t3vethmey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tigo</text:p>
          </table:table-cell>
          <table:table-cell office:value-type="string" calcext:value-type="string">
            <text:p>Livio Felluga</text:p>
          </table:table-cell>
          <table:table-cell office:value-type="float" office:value="53.270943" calcext:value-type="float">
            <text:p>53.2709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960" calcext:value-type="float">
            <text:p>9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Ultimo acquisto pre-vinoteqa (06/12/2024): 24 x 9,60 € da Avenue - Elena Walc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rhwfyrtm8xdtxbj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Elena Walch</text:p>
          </table:table-cell>
          <table:table-cell office:value-type="float" office:value="43.329487" calcext:value-type="float">
            <text:p>43.3294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 Massa Giorgio Prim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9400" calcext:value-type="float">
            <text:p>94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19/07/2024): 1 x 94,0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q0crfbq5ea5ydtdv5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iorgio Primo</text:p>
          </table:table-cell>
          <table:table-cell office:value-type="string" calcext:value-type="string">
            <text:p>La Massa</text:p>
          </table:table-cell>
          <table:table-cell office:value-type="float" office:value="46.02265" calcext:value-type="float">
            <text:p>46.022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Lugana Molin Ca Maio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320" calcext:value-type="float">
            <text:p>132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27/12/2024): 6 x 13,2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5ktv3me86nqhke60y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lin Lugana</text:p>
          </table:table-cell>
          <table:table-cell office:value-type="string" calcext:value-type="string">
            <text:p>Cà Maiol</text:p>
          </table:table-cell>
          <table:table-cell office:value-type="float" office:value="48.66468" calcext:value-type="float">
            <text:p>48.664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Albino Rocc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2350" calcext:value-type="float">
            <text:p>235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14/01/2025): 6 x 23,5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w6v9trkyjc8rkxh0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Albino Rocca</text:p>
          </table:table-cell>
          <table:table-cell office:value-type="float" office:value="43.05201" calcext:value-type="float">
            <text:p>43.0520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nico Balt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200" calcext:value-type="float">
            <text:p>4200</text:p>
          </table:table-cell>
          <table:table-cell office:value-type="float" office:value="1545" calcext:value-type="float">
            <text:p>154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11/09/2024): 6 x 15,45 € da Liber International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bejsekea388c40hr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nico</text:p>
          </table:table-cell>
          <table:table-cell office:value-type="string" calcext:value-type="string">
            <text:p>Balter</text:p>
          </table:table-cell>
          <table:table-cell office:value-type="float" office:value="35.11898" calcext:value-type="float">
            <text:p>35.118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üller Thurgau SOFI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785" calcext:value-type="float">
            <text:p>78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Ultimo acquisto pre-vinoteqa (13/02/2025): 6 x 7,85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2peg5pdhge0gfsas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fi Müller Thurgau</text:p>
          </table:table-cell>
          <table:table-cell office:value-type="string" calcext:value-type="string">
            <text:p>Franz Haas</text:p>
          </table:table-cell>
          <table:table-cell office:value-type="float" office:value="49.992813" calcext:value-type="float">
            <text:p>49.9928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rmentino Diomede Coppado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300" calcext:value-type="float">
            <text:p>330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31/03/2024): 12 x 6,00 € da Tenuta Coppadoro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gfqm2rz6wj581p8v4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iomede Vermentino</text:p>
          </table:table-cell>
          <table:table-cell office:value-type="string" calcext:value-type="string">
            <text:p>Coppadoro</text:p>
          </table:table-cell>
          <table:table-cell office:value-type="float" office:value="47.539062" calcext:value-type="float">
            <text:p>47.5390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rivate Cuvée Pach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000" calcext:value-type="float">
            <text:p>6000</text:p>
          </table:table-cell>
          <table:table-cell office:value-type="float" office:value="2790" calcext:value-type="float">
            <text:p>279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Ultimo acquisto pre-vinoteqa (31/12/2024): 6 x 27,90 € da Vinum Boze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wz1nke0pfb03307jm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vate Cuvée</text:p>
          </table:table-cell>
          <table:table-cell office:value-type="string" calcext:value-type="string">
            <text:p>Pacherhof</text:p>
          </table:table-cell>
          <table:table-cell office:value-type="float" office:value="41.145035" calcext:value-type="float">
            <text:p>41.1450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 l'Adelchi - Venica &amp; Venic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00" calcext:value-type="float">
            <text:p>4600</text:p>
          </table:table-cell>
          <table:table-cell office:value-type="float" office:value="1989" calcext:value-type="float">
            <text:p>198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10/01/2025): 6 x 19,9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6hvnze0se53sgffq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 L'Adelchi</text:p>
          </table:table-cell>
          <table:table-cell office:value-type="string" calcext:value-type="string">
            <text:p>Venica &amp; Venica</text:p>
          </table:table-cell>
          <table:table-cell office:value-type="float" office:value="81.1915" calcext:value-type="float">
            <text:p>81.19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Gris - Lis Ner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810" calcext:value-type="float">
            <text:p>18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20/07/2022): 5 x 18,1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m1t5h2ryxmg6myf3c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Gris</text:p>
          </table:table-cell>
          <table:table-cell office:value-type="string" calcext:value-type="string">
            <text:p>Lis Neris</text:p>
          </table:table-cell>
          <table:table-cell office:value-type="float" office:value="40.659897" calcext:value-type="float">
            <text:p>40.6598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Terre Alte - Livio Fellug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5750" calcext:value-type="float">
            <text:p>575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07/06/2024): 4 x 57,5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vxsct8qy4tzyt5p7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re Alte</text:p>
          </table:table-cell>
          <table:table-cell office:value-type="string" calcext:value-type="string">
            <text:p>Livio Felluga</text:p>
          </table:table-cell>
          <table:table-cell office:value-type="float" office:value="52.2594" calcext:value-type="float">
            <text:p>52.25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 Kristallberg -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570" calcext:value-type="float">
            <text:p>157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Ultimo acquisto pre-vinoteqa (06/12/2024): 12 x 15,70 € da Avenue - Elena Walc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xy22v7w3bkze66h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Kristallberg</text:p>
          </table:table-cell>
          <table:table-cell office:value-type="string" calcext:value-type="string">
            <text:p>Elena Walch</text:p>
          </table:table-cell>
          <table:table-cell office:value-type="float" office:value="59.217705" calcext:value-type="float">
            <text:p>59.2177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300" calcext:value-type="float">
            <text:p>4300</text:p>
          </table:table-cell>
          <table:table-cell office:value-type="float" office:value="1610" calcext:value-type="float">
            <text:p>16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Ultimo acquisto pre-vinoteqa (13/02/2025): 6 x 16,1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c5e2jazj3hxd6ybk6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Franz Haas</text:p>
          </table:table-cell>
          <table:table-cell office:value-type="float" office:value="32.97576" calcext:value-type="float">
            <text:p>32.975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Köfer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270" calcext:value-type="float">
            <text:p>12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06/12/2024): 6 x 12,7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43bxffnp986p8vwwe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Köfererhof</text:p>
          </table:table-cell>
          <table:table-cell office:value-type="float" office:value="39.259235" calcext:value-type="float">
            <text:p>39.2592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ric del Fiasc Paolo Scav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4200" calcext:value-type="float">
            <text:p>14200</text:p>
          </table:table-cell>
          <table:table-cell office:value-type="float" office:value="8220" calcext:value-type="float">
            <text:p>822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11/03/2025): 4 x 82,20 € da Vinum Boze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5d3n6jv93fq8ew6w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ic Dël Fiasc</text:p>
          </table:table-cell>
          <table:table-cell office:value-type="string" calcext:value-type="string">
            <text:p>Paolo Scavino</text:p>
          </table:table-cell>
          <table:table-cell office:value-type="float" office:value="63.688995" calcext:value-type="float">
            <text:p>63.6889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Premier Roede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50" calcext:value-type="float">
            <text:p>515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06/12/2023): 1 x 51,5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5tsmed6vvtv5n5hyq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rut Premier</text:p>
          </table:table-cell>
          <table:table-cell office:value-type="string" calcext:value-type="string">
            <text:p>Louis Roederer</text:p>
          </table:table-cell>
          <table:table-cell office:value-type="float" office:value="27.05509" calcext:value-type="float">
            <text:p>27.0550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runda Brut Rosé Excello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25/11/2021): 6 x 18,00 € da Vinum Boze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qpc3zjjtbtyab67r1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Excellor Rosé Brut</text:p>
          </table:table-cell>
          <table:table-cell office:value-type="string" calcext:value-type="string">
            <text:p>Arunda</text:p>
          </table:table-cell>
          <table:table-cell office:value-type="float" office:value="40.403748" calcext:value-type="float">
            <text:p>40.4037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mitissa Pas Dosé Riserva - Lorenz Martin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2630" calcext:value-type="float">
            <text:p>263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19/12/2024): 1 x 26,30 € da Vinum Boze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rzc2vqd5y3129f1fpq00x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Comitissa Riserva Pas Dosè</text:p>
          </table:table-cell>
          <table:table-cell office:value-type="string" calcext:value-type="string">
            <text:p>Lorenz Martini</text:p>
          </table:table-cell>
          <table:table-cell office:value-type="float" office:value="47.1054" calcext:value-type="float">
            <text:p>47.10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runda Cuveé Mugg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03/08/2019): 6 x 17,5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qpehyztgjc9nww6zd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Muggi Bubbles Day Extra Brut</text:p>
          </table:table-cell>
          <table:table-cell office:value-type="string" calcext:value-type="string">
            <text:p>Arunda</text:p>
          </table:table-cell>
          <table:table-cell office:value-type="float" office:value="38.275154" calcext:value-type="float">
            <text:p>38.2751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Rosé Majuer Ayal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4850" calcext:value-type="float">
            <text:p>485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09/12/2022): 2 x 48,5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ryyg13v4vcn3m31h7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Rosé Majeur Brut</text:p>
          </table:table-cell>
          <table:table-cell office:value-type="string" calcext:value-type="string">
            <text:p>Ayala</text:p>
          </table:table-cell>
          <table:table-cell office:value-type="float" office:value="37.826965" calcext:value-type="float">
            <text:p>37.8269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va Brut Reserva Heredad Segu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2280" calcext:value-type="float">
            <text:p>22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07/12/2019): 3 x 22,8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qfgwn6w912e55wc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ava Reserva Heredad Brut</text:p>
          </table:table-cell>
          <table:table-cell office:value-type="string" calcext:value-type="string">
            <text:p>Segura Viudas</text:p>
          </table:table-cell>
          <table:table-cell office:value-type="float" office:value="38.990917" calcext:value-type="float">
            <text:p>38.9909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or Sè Prosecco Rosé Torde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Ultimo acquisto pre-vinoteqa (16/12/2023): 12 x nan da La Tordera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4mxvp86fd9r7m2br8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Tor Sè Prosecco Treviso Rosé</text:p>
          </table:table-cell>
          <table:table-cell office:value-type="string" calcext:value-type="string">
            <text:p>La Tordera</text:p>
          </table:table-cell>
          <table:table-cell office:value-type="float" office:value="42.153976" calcext:value-type="float">
            <text:p>42.1539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rentodoc Blauen Blanc de Noirs Mos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nan): 0 x nan da n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cy8hxa4qk4r5m53y2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uen Blanc de Noirs</text:p>
          </table:table-cell>
          <table:table-cell office:value-type="string" calcext:value-type="string">
            <text:p>Moser</text:p>
          </table:table-cell>
          <table:table-cell office:value-type="float" office:value="33.26687" calcext:value-type="float">
            <text:p>33.266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rentodoc 1673 Noir Nature Cesarini Sforz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800" calcext:value-type="float">
            <text:p>4800</text:p>
          </table:table-cell>
          <table:table-cell office:value-type="float" office:value="1960" calcext:value-type="float">
            <text:p>19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19/05/2023): 6 x 19,60 € da Cantina Lavis e Valle di Cembra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8xtekr0smnfqgdxv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Noir Nature 1673</text:p>
          </table:table-cell>
          <table:table-cell office:value-type="string" calcext:value-type="string">
            <text:p>Cesarini Sforza</text:p>
          </table:table-cell>
          <table:table-cell office:value-type="float" office:value="59.795776" calcext:value-type="float">
            <text:p>59.7957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t Riserva "36" Cantina di Mera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1800" calcext:value-type="float">
            <text:p>18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16/07/2023): 6 x 18,00 € da Vinum Boze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1mddt3an3mny3988d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36 Brut</text:p>
          </table:table-cell>
          <table:table-cell office:value-type="string" calcext:value-type="string">
            <text:p>Kellerei Meran</text:p>
          </table:table-cell>
          <table:table-cell office:value-type="float" office:value="26.949469" calcext:value-type="float">
            <text:p>26.94946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rosecco Brunei 0,375 La Tordera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Ultimo acquisto pre-vinoteqa (18/09/2024): 11 x 5,15 € da La Tordera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4ekb2nm02raenr8y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nei Valdobbiadene Prosecco Superiore Brut</text:p>
          </table:table-cell>
          <table:table-cell office:value-type="string" calcext:value-type="string">
            <text:p>La Tordera</text:p>
          </table:table-cell>
          <table:table-cell office:value-type="float" office:value="40.882603" calcext:value-type="float">
            <text:p>40.8826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ianco di Custoz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960" calcext:value-type="float">
            <text:p>9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06/12/2024): 6 x 9,60 € da Vinum Boze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sw3ejc60q6d5mxye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ianco di Custoza</text:p>
          </table:table-cell>
          <table:table-cell office:value-type="string" calcext:value-type="string">
            <text:p>Cantina di Custoza</text:p>
          </table:table-cell>
          <table:table-cell office:value-type="float" office:value="38.208427" calcext:value-type="float">
            <text:p>38.2084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 Nössing Val Isar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1120" calcext:value-type="float">
            <text:p>11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Ultimo acquisto pre-vinoteqa (13/02/2025): 6 x 11,2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ak61jaga48f7sxfa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Manni Nössing</text:p>
          </table:table-cell>
          <table:table-cell office:value-type="float" office:value="30.938622" calcext:value-type="float">
            <text:p>30.9386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Livio Fellu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270" calcext:value-type="float">
            <text:p>127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14/06/2024): 6 x 12,70 € da Livio Felluga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m1bmy5tgt972cjb7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Livio Felluga</text:p>
          </table:table-cell>
          <table:table-cell office:value-type="float" office:value="44.19301" calcext:value-type="float">
            <text:p>44.1930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Punggl Nal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1240" calcext:value-type="float">
            <text:p>12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23/12/2024): 6 x 12,40 € da Fine Wine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0bp2fctnk2bf86e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Punggl</text:p>
          </table:table-cell>
          <table:table-cell office:value-type="string" calcext:value-type="string">
            <text:p>Nals Margreid</text:p>
          </table:table-cell>
          <table:table-cell office:value-type="float" office:value="40.201195" calcext:value-type="float">
            <text:p>40.2011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Muri Grie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300" calcext:value-type="float">
            <text:p>3300</text:p>
          </table:table-cell>
          <table:table-cell office:value-type="float" office:value="765" calcext:value-type="float">
            <text:p>765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Ultimo acquisto pre-vinoteqa (05/02/2025): 60 x 7,65 € da Convento Muri Grie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5er94nrxb6bh2xqg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Südtirol</text:p>
          </table:table-cell>
          <table:table-cell office:value-type="string" calcext:value-type="string">
            <text:p>Muri-Gries</text:p>
          </table:table-cell>
          <table:table-cell office:value-type="float" office:value="44.934036" calcext:value-type="float">
            <text:p>44.9340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toan Cuvée Tram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00" calcext:value-type="float">
            <text:p>4600</text:p>
          </table:table-cell>
          <table:table-cell office:value-type="float" office:value="1989" calcext:value-type="float">
            <text:p>198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Ultimo acquisto pre-vinoteqa (10/01/2025): 6 x 19,9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1.821453" calcext:value-type="float">
            <text:p>31.8214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Terlaner Cl. Kiemberg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1050" calcext:value-type="float">
            <text:p>105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08/08/2024): 6 x 10,5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92w6scbw89w9dtt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</text:p>
          </table:table-cell>
          <table:table-cell office:value-type="string" calcext:value-type="string">
            <text:p>Kiemberger</text:p>
          </table:table-cell>
          <table:table-cell office:value-type="float" office:value="43.36872" calcext:value-type="float">
            <text:p>43.368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ltliner Strass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1175" calcext:value-type="float">
            <text:p>117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28/01/2025): 6 x 11,75 € da Vinum Boze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xh7kxqfr3ehf3zcza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</text:p>
          </table:table-cell>
          <table:table-cell office:value-type="string" calcext:value-type="string">
            <text:p>Strasserhof</text:p>
          </table:table-cell>
          <table:table-cell office:value-type="float" office:value="35.78798" calcext:value-type="float">
            <text:p>35.787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Lafoa - Colterenz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989" calcext:value-type="float">
            <text:p>198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10/01/2025): 6 x 19,9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aap8qgvttdchv03p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fóa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28.975134" calcext:value-type="float">
            <text:p>28.9751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üner Veltliner Praepositus - Novacell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19/03/2025): 6 x 14,90 € da Vinum Boze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bqz63eb6q9p4e2k94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5.427345" calcext:value-type="float">
            <text:p>35.4273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LR Cuveé Bianco -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3000" calcext:value-type="float">
            <text:p>13000</text:p>
          </table:table-cell>
          <table:table-cell office:value-type="float" office:value="4900" calcext:value-type="float">
            <text:p>49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16/02/2018): 1 x 49,00 € da Schreckbichl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2fr5ca6kj4bcg3q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29.317163" calcext:value-type="float">
            <text:p>29.3171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 Eichhorn - Maninco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900" calcext:value-type="float">
            <text:p>4900</text:p>
          </table:table-cell>
          <table:table-cell office:value-type="float" office:value="2120" calcext:value-type="float">
            <text:p>212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01/10/2024): 6 x 21,2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4ky4hsnkr6sztp9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Eichhorn Bio</text:p>
          </table:table-cell>
          <table:table-cell office:value-type="string" calcext:value-type="string">
            <text:p>Manincor</text:p>
          </table:table-cell>
          <table:table-cell office:value-type="float" office:value="44.526546" calcext:value-type="float">
            <text:p>44.5265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onte della Vipera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700" calcext:value-type="float">
            <text:p>47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28/05/2024): 6 x 16,00 € da Marchesi Antinori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3eptfq05cxx4hpjv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stello della Sala Conte della Vipera</text:p>
          </table:table-cell>
          <table:table-cell office:value-type="string" calcext:value-type="string">
            <text:p>Antinori</text:p>
          </table:table-cell>
          <table:table-cell office:value-type="float" office:value="39.616608" calcext:value-type="float">
            <text:p>39.6166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 0,375 Plötzner St. Pauls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400" calcext:value-type="float">
            <text:p>2400</text:p>
          </table:table-cell>
          <table:table-cell office:value-type="float" office:value="459" calcext:value-type="float">
            <text:p>45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18/03/2022): 6 x 4,60 € da Vinum Boze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q3h8p19bky2jp2n8c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lötzner Pinot Bianco</text:p>
          </table:table-cell>
          <table:table-cell office:value-type="string" calcext:value-type="string">
            <text:p>Kellerei St. Pauls</text:p>
          </table:table-cell>
          <table:table-cell office:value-type="float" office:value="38.497078" calcext:value-type="float">
            <text:p>38.4970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 Praepositus Abbazia di Novacell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1490" calcext:value-type="float">
            <text:p>149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18/09/2024): 6 x 14,90 € da Vinum Boze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bqpkdt1kxf4qvpa0e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48.00847" calcext:value-type="float">
            <text:p>48.008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üller Thurgau Feldmarschall Tiefenbrun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400" calcext:value-type="float">
            <text:p>7400</text:p>
          </table:table-cell>
          <table:table-cell office:value-type="float" office:value="3725" calcext:value-type="float">
            <text:p>372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Ultimo acquisto pre-vinoteqa (07/06/2024): 6 x 37,25 € da Fine Wine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ezrd4vebp8esf2yb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Feldmarschall von Fenner</text:p>
          </table:table-cell>
          <table:table-cell office:value-type="string" calcext:value-type="string">
            <text:p>Tiefenbrunner</text:p>
          </table:table-cell>
          <table:table-cell office:value-type="float" office:value="44.93981" calcext:value-type="float">
            <text:p>44.9398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Lugana Pansere Tenuta Fraccaro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400" calcext:value-type="float">
            <text:p>3400</text:p>
          </table:table-cell>
          <table:table-cell office:value-type="float" office:value="750" calcext:value-type="float">
            <text:p>75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06/03/2025): 12 x 7,5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g8bzf7axvgwm6n3y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 Pansere</text:p>
          </table:table-cell>
          <table:table-cell office:value-type="string" calcext:value-type="string">
            <text:p>Flli Fraccaroli</text:p>
          </table:table-cell>
          <table:table-cell office:value-type="float" office:value="43.084732" calcext:value-type="float">
            <text:p>43.0847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iovo Cuveé Bergkellerei Passe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2100" calcext:value-type="float">
            <text:p>210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06/12/2023): 6 x 21,00 € da Vinum Boze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94wbjx6m6h8k0rc3zy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iovo</text:p>
          </table:table-cell>
          <table:table-cell office:value-type="string" calcext:value-type="string">
            <text:p>Bergkellerei Passeier</text:p>
          </table:table-cell>
          <table:table-cell office:value-type="float" office:value="63.433414" calcext:value-type="float">
            <text:p>63.4334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 Collio Mario Schiopet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1689" calcext:value-type="float">
            <text:p>168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14/03/2024): 6 x 16,90 € da Vinum Boze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qcb5pvevmfry1h2yq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Collio</text:p>
          </table:table-cell>
          <table:table-cell office:value-type="string" calcext:value-type="string">
            <text:p>Schiopetto</text:p>
          </table:table-cell>
          <table:table-cell office:value-type="float" office:value="44.0096" calcext:value-type="float">
            <text:p>44.00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lvasia Collio Ronco dei Tas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1050" calcext:value-type="float">
            <text:p>105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07/06/2024): 5 x 10,50 € da Fine Wine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xe9khc7rv9kmzfj5c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vasia</text:p>
          </table:table-cell>
          <table:table-cell office:value-type="string" calcext:value-type="string">
            <text:p>Ronco dei Tassi</text:p>
          </table:table-cell>
          <table:table-cell office:value-type="float" office:value="44.580204" calcext:value-type="float">
            <text:p>44.5802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Marna Kellerei Gi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1019" calcext:value-type="float">
            <text:p>10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Ultimo acquisto pre-vinoteqa (14/12/2024): 12 x 10,20 € da Kellerei Gir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pndvt7sdqwkdz58qa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na Chardonnay</text:p>
          </table:table-cell>
          <table:table-cell office:value-type="string" calcext:value-type="string">
            <text:p>Girlan</text:p>
          </table:table-cell>
          <table:table-cell office:value-type="float" office:value="37.749535" calcext:value-type="float">
            <text:p>37.7495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Fallwind St. Michael Kellere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940" calcext:value-type="float">
            <text:p>94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ltimo acquisto pre-vinoteqa (20/02/2025): 6 x 9,40 € da Vinum Boze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ewk8kh3ncmfae6t0f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allwind Chardonnay</text:p>
          </table:table-cell>
          <table:table-cell office:value-type="string" calcext:value-type="string">
            <text:p>St. Michael-Eppan</text:p>
          </table:table-cell>
          <table:table-cell office:value-type="float" office:value="34.669266" calcext:value-type="float">
            <text:p>34.6692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iano Collio Ronco delle Cime Venic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100" calcext:value-type="float">
            <text:p>5100</text:p>
          </table:table-cell>
          <table:table-cell office:value-type="float" office:value="2430" calcext:value-type="float">
            <text:p>243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07/06/2024): 12 x 24,3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6mkthf9bqjqqykg6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Ronco delle Cime</text:p>
          </table:table-cell>
          <table:table-cell office:value-type="string" calcext:value-type="string">
            <text:p>Venica &amp; Venica</text:p>
          </table:table-cell>
          <table:table-cell office:value-type="float" office:value="52.99083" calcext:value-type="float">
            <text:p>52.990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Upupa Orange Abraham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2100" calcext:value-type="float">
            <text:p>2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07/06/2024): 6 x 21,0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098vwf36e7400szd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Upupa Orange</text:p>
          </table:table-cell>
          <table:table-cell office:value-type="string" calcext:value-type="string">
            <text:p>Weingut Abraham</text:p>
          </table:table-cell>
          <table:table-cell office:value-type="float" office:value="46.399292" calcext:value-type="float">
            <text:p>46.3992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"R" Valle Isarco Köfer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810" calcext:value-type="float">
            <text:p>181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30/01/2025): 6 x 18,1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43m9mgprm568qz799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</text:p>
          </table:table-cell>
          <table:table-cell office:value-type="string" calcext:value-type="string">
            <text:p>Köfererhof</text:p>
          </table:table-cell>
          <table:table-cell office:value-type="float" office:value="41.842148" calcext:value-type="float">
            <text:p>41.8421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Gottesacker Tenuta Abraham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2150" calcext:value-type="float">
            <text:p>215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23/01/2025): 8 x 21,50 € da Vinum Boze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v8dfefvbq9rg1ya0r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Gottesacker</text:p>
          </table:table-cell>
          <table:table-cell office:value-type="string" calcext:value-type="string">
            <text:p>Weingut Abraham</text:p>
          </table:table-cell>
          <table:table-cell office:value-type="float" office:value="41.32425" calcext:value-type="float">
            <text:p>41.324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Selida Cantina Tram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06/12/2024): 6 x 10,10 € da Vinum Boze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bgzxzhnp2khrrww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elida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3.048912" calcext:value-type="float">
            <text:p>43.0489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iano di Avellino Colli di Lap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200" calcext:value-type="float">
            <text:p>4200</text:p>
          </table:table-cell>
          <table:table-cell office:value-type="float" office:value="1460" calcext:value-type="float">
            <text:p>146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26/06/2024): 12 x 14,60 € da Vinum Boze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jc5qpb11n25p258f4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iano di Avellino</text:p>
          </table:table-cell>
          <table:table-cell office:value-type="string" calcext:value-type="string">
            <text:p>Colli di Lapio di Romano Clelia</text:p>
          </table:table-cell>
          <table:table-cell office:value-type="float" office:value="53.43112" calcext:value-type="float">
            <text:p>53.431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nna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714" calcext:value-type="float">
            <text:p>171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23/12/2024): 6 x 17,15 € da Fine Wine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cmap9n1dhfr7akpc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na Schweizer</text:p>
          </table:table-cell>
          <table:table-cell office:value-type="string" calcext:value-type="string">
            <text:p>Franz Haas</text:p>
          </table:table-cell>
          <table:table-cell office:value-type="float" office:value="38.934254" calcext:value-type="float">
            <text:p>38.9342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abernet Blanc Eugen Schneid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nan): 0 x nan da n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05y0atasznjjqm2n8h3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ansibar Jubilee Schneider</text:p>
          </table:table-cell>
          <table:table-cell office:value-type="string" calcext:value-type="string">
            <text:p>Schneider</text:p>
          </table:table-cell>
          <table:table-cell office:value-type="float" office:value="29.043303" calcext:value-type="float">
            <text:p>29.0433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istar 0,375 - Sölva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3200" calcext:value-type="float">
            <text:p>3200</text:p>
          </table:table-cell>
          <table:table-cell office:value-type="float" office:value="925" calcext:value-type="float">
            <text:p>92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02/03/2019): 6 x 9,25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4696kz0ytbwtarqy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Rosso</text:p>
          </table:table-cell>
          <table:table-cell office:value-type="string" calcext:value-type="string">
            <text:p>Peter Sölva</text:p>
          </table:table-cell>
          <table:table-cell office:value-type="float" office:value="29.551634" calcext:value-type="float">
            <text:p>29.5516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Costasera 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000" calcext:value-type="float">
            <text:p>7000</text:p>
          </table:table-cell>
          <table:table-cell office:value-type="float" office:value="2440" calcext:value-type="float">
            <text:p>24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04/02/2024): 6 x 24,40 € da Masi Agricola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hjdw9h6nhb6ar8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Costasera</text:p>
          </table:table-cell>
          <table:table-cell office:value-type="string" calcext:value-type="string">
            <text:p>Masi</text:p>
          </table:table-cell>
          <table:table-cell office:value-type="float" office:value="29.74099" calcext:value-type="float">
            <text:p>29.7409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icco Uccellone Braid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9300" calcext:value-type="float">
            <text:p>9300</text:p>
          </table:table-cell>
          <table:table-cell office:value-type="float" office:value="4079" calcext:value-type="float">
            <text:p>407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20/02/2022): 4 x 40,80 € da Vinum Boze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40fyqcc0945rr0se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Bricco dell'Uccellone</text:p>
          </table:table-cell>
          <table:table-cell office:value-type="string" calcext:value-type="string">
            <text:p>Braida</text:p>
          </table:table-cell>
          <table:table-cell office:value-type="float" office:value="40.353767" calcext:value-type="float">
            <text:p>40.3537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Biondi San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25600" calcext:value-type="float">
            <text:p>25600</text:p>
          </table:table-cell>
          <table:table-cell office:value-type="float" office:value="10350" calcext:value-type="float">
            <text:p>103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19/01/2020): 1 x 103,5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w8328ttr5b1njk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Biondi-Santi</text:p>
          </table:table-cell>
          <table:table-cell office:value-type="float" office:value="39.823517" calcext:value-type="float">
            <text:p>39.8235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Istrice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300" calcext:value-type="float">
            <text:p>4300</text:p>
          </table:table-cell>
          <table:table-cell office:value-type="float" office:value="1625" calcext:value-type="float">
            <text:p>162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Ultimo acquisto pre-vinoteqa (06/12/2024): 6 x 16,25 € da Avenue - Elena Walc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820wjbdg9fbdw0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Istrice</text:p>
          </table:table-cell>
          <table:table-cell office:value-type="string" calcext:value-type="string">
            <text:p>Elena Walch</text:p>
          </table:table-cell>
          <table:table-cell office:value-type="float" office:value="34.603462" calcext:value-type="float">
            <text:p>34.6034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Fontalloro Fèlsi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8900" calcext:value-type="float">
            <text:p>8900</text:p>
          </table:table-cell>
          <table:table-cell office:value-type="float" office:value="4180" calcext:value-type="float">
            <text:p>418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07/12/2023): 2 x 41,80 € da Fine Wine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3g52eh6v7h6921w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Fontalloro</text:p>
          </table:table-cell>
          <table:table-cell office:value-type="string" calcext:value-type="string">
            <text:p>Fèlsina</text:p>
          </table:table-cell>
          <table:table-cell office:value-type="float" office:value="42.92411" calcext:value-type="float">
            <text:p>42.9241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Abtei Muri 2011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nan): 0 x nan da n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vksfat0r71nwzmtpb545xn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btei</text:p>
          </table:table-cell>
          <table:table-cell office:value-type="string" calcext:value-type="string">
            <text:p>Muri-Gries</text:p>
          </table:table-cell>
          <table:table-cell office:value-type="float" office:value="33.104282" calcext:value-type="float">
            <text:p>33.1042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Nusserhof Riserv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2290" calcext:value-type="float">
            <text:p>229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Ultimo acquisto pre-vinoteqa (18/09/2024): 12 x 22,9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pcxer606jvg3pam0d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Heinrich Mayr - Nusserhof</text:p>
          </table:table-cell>
          <table:table-cell office:value-type="float" office:value="32.928303" calcext:value-type="float">
            <text:p>32.9283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Goj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600" calcext:value-type="float">
            <text:p>4600</text:p>
          </table:table-cell>
          <table:table-cell office:value-type="float" office:value="1870" calcext:value-type="float">
            <text:p>18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Ultimo acquisto pre-vinoteqa (06/12/2024): 12 x 18,70 € da Franz Gojer - Glögglhof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qfdbwdzavw1qnpm7d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Franz Gojer – Glögglhof</text:p>
          </table:table-cell>
          <table:table-cell office:value-type="float" office:value="31.01401" calcext:value-type="float">
            <text:p>31.0140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sse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nan): 0 x nan da n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v4gwtds4hbaabqffvmwyyp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asseto</text:p>
          </table:table-cell>
          <table:table-cell office:value-type="float" office:value="37.2856" calcext:value-type="float">
            <text:p>37.28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Filari Carlot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1770" calcext:value-type="float">
            <text:p>177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Ultimo acquisto pre-vinoteqa (30/09/2024): 6 x 17,70 € da Fine Wine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4rvs6qaxj9sdpw9x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Filari di Mazzon</text:p>
          </table:table-cell>
          <table:table-cell office:value-type="string" calcext:value-type="string">
            <text:p>Ferruccio Carlotto</text:p>
          </table:table-cell>
          <table:table-cell office:value-type="float" office:value="32.461" calcext:value-type="float">
            <text:p>32.46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San Urba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100" calcext:value-type="float">
            <text:p>9100</text:p>
          </table:table-cell>
          <table:table-cell office:value-type="float" office:value="4260" calcext:value-type="float">
            <text:p>42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01/03/2022): 2 x 42,6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avama493ag76gej8w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Sant’Urbano</text:p>
          </table:table-cell>
          <table:table-cell office:value-type="float" office:value="34.449" calcext:value-type="float">
            <text:p>34.44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Ludwig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200" calcext:value-type="float">
            <text:p>5200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Ultimo acquisto pre-vinoteqa (19/06/2024): 6 x 25,00 € da Avenue - Elena Walc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3y4xhj4xhmpssq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Ludwig</text:p>
          </table:table-cell>
          <table:table-cell office:value-type="string" calcext:value-type="string">
            <text:p>Elena Walch</text:p>
          </table:table-cell>
          <table:table-cell office:value-type="float" office:value="39.531677" calcext:value-type="float">
            <text:p>39.5316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Ornellaia 2005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ltimo acquisto pre-vinoteqa (nan): 0 x nan da n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94945" calcext:value-type="float">
            <text:p>43.949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Ornellaia 2006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nan): 0 x nan da n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94945" calcext:value-type="float">
            <text:p>43.949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Ornellaia 2007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nan): 0 x nan da n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94945" calcext:value-type="float">
            <text:p>43.949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roldego 0,375 Foradori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ltimo acquisto pre-vinoteqa (20/05/2017): 14 x 5,76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cvp37mta9qdwkb2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Foradori Bio</text:p>
          </table:table-cell>
          <table:table-cell office:value-type="string" calcext:value-type="string">
            <text:p>Foradori</text:p>
          </table:table-cell>
          <table:table-cell office:value-type="float" office:value="48.168026" calcext:value-type="float">
            <text:p>48.1680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ignanello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6100" calcext:value-type="float">
            <text:p>61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Ultimo acquisto pre-vinoteqa (28/05/2024): 6 x 61,00 € da Marchesi Antinori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55.246918" calcext:value-type="float">
            <text:p>55.2469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aurasi Feusi S. Gregor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4400" calcext:value-type="float">
            <text:p>4400</text:p>
          </table:table-cell>
          <table:table-cell office:value-type="float" office:value="1910" calcext:value-type="float">
            <text:p>19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13/03/2019): 6 x 19,10 € da Vinum Boze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vnmmhcbge5qr8x8v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urasi</text:p>
          </table:table-cell>
          <table:table-cell office:value-type="string" calcext:value-type="string">
            <text:p>Feudi di San Gregorio</text:p>
          </table:table-cell>
          <table:table-cell office:value-type="float" office:value="34.183945" calcext:value-type="float">
            <text:p>34.1839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Galea Nal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950" calcext:value-type="float">
            <text:p>95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24/09/2024): 6 x 9,50 € da Vinum Boze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enaw5xj0gr6j7xh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alea Vernatsch</text:p>
          </table:table-cell>
          <table:table-cell office:value-type="string" calcext:value-type="string">
            <text:p>Nals Margreid</text:p>
          </table:table-cell>
          <table:table-cell office:value-type="float" office:value="42.53797" calcext:value-type="float">
            <text:p>42.537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Alte Reben Goj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810" calcext:value-type="float">
            <text:p>8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Ultimo acquisto pre-vinoteqa (11/06/2024): 18 x 8,10 € da Franz Gojer - Glögglhof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qfg94yw5g35rd2g7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Alte Reben</text:p>
          </table:table-cell>
          <table:table-cell office:value-type="string" calcext:value-type="string">
            <text:p>Franz Gojer – Glögglhof</text:p>
          </table:table-cell>
          <table:table-cell office:value-type="float" office:value="39.908447" calcext:value-type="float">
            <text:p>39.9084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Upupa Rosso Abraham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1300" calcext:value-type="float">
            <text:p>13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12/06/2023): 6 x 13,0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0hgfb6v60mx3bynp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Upupa Rot</text:p>
          </table:table-cell>
          <table:table-cell office:value-type="string" calcext:value-type="string">
            <text:p>Weingut Abraham</text:p>
          </table:table-cell>
          <table:table-cell office:value-type="float" office:value="35.280987" calcext:value-type="float">
            <text:p>35.2809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istar Cuveé Rosso - Peter Sölv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200" calcext:value-type="float">
            <text:p>5200</text:p>
          </table:table-cell>
          <table:table-cell office:value-type="float" office:value="2500" calcext:value-type="float">
            <text:p>25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Ultimo acquisto pre-vinoteqa (08/08/2024): 12 x 25,0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4696kz0ytbwtarqy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Rosso</text:p>
          </table:table-cell>
          <table:table-cell office:value-type="string" calcext:value-type="string">
            <text:p>Peter Sölva</text:p>
          </table:table-cell>
          <table:table-cell office:value-type="float" office:value="47.224228" calcext:value-type="float">
            <text:p>47.2242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rimitivo Impavido - Tenuta Coppado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1850" calcext:value-type="float">
            <text:p>18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31/03/2024): 18 x 18,50 € da Tenuta Coppadoro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gfrqkk71a0j7g8f9k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mpavido Primitivo</text:p>
          </table:table-cell>
          <table:table-cell office:value-type="string" calcext:value-type="string">
            <text:p>Coppadoro</text:p>
          </table:table-cell>
          <table:table-cell office:value-type="float" office:value="47.803574" calcext:value-type="float">
            <text:p>47.8035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Huberfeld St. Paul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930" calcext:value-type="float">
            <text:p>93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19/12/2024): 12 x 9,30 € da Kellerei St. Paul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y5q7ft67s2bqxw1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Huberfeld</text:p>
          </table:table-cell>
          <table:table-cell office:value-type="string" calcext:value-type="string">
            <text:p>Kellerei St. Pauls</text:p>
          </table:table-cell>
          <table:table-cell office:value-type="float" office:value="36.84731" calcext:value-type="float">
            <text:p>36.847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Riserva Brenntal -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000" calcext:value-type="float">
            <text:p>6000</text:p>
          </table:table-cell>
          <table:table-cell office:value-type="float" office:value="3400" calcext:value-type="float">
            <text:p>34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05/01/2024): 3 x 34,0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03g64rzcatxnbg9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Brenntal</text:p>
          </table:table-cell>
          <table:table-cell office:value-type="string" calcext:value-type="string">
            <text:p>Cantina Kurtatsch</text:p>
          </table:table-cell>
          <table:table-cell office:value-type="float" office:value="39.220406" calcext:value-type="float">
            <text:p>39.2204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Porphyr - Cantina Terla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300" calcext:value-type="float">
            <text:p>6300</text:p>
          </table:table-cell>
          <table:table-cell office:value-type="float" office:value="3003" calcext:value-type="float">
            <text:p>3003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06/07/2022): 6 x 30,03 € da n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7.049038" calcext:value-type="float">
            <text:p>57.0490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 - Schiava Botte Nr. 9 - Gi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6500" calcext:value-type="float">
            <text:p>6500</text:p>
          </table:table-cell>
          <table:table-cell office:value-type="float" office:value="1660" calcext:value-type="float">
            <text:p>166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13/06/2018): 2 x 16,60 € da Kellerei Gir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b4rjgtfv0kvaa4gqhbe2w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Fass Nr. 9</text:p>
          </table:table-cell>
          <table:table-cell office:value-type="string" calcext:value-type="string">
            <text:p>Girlan</text:p>
          </table:table-cell>
          <table:table-cell office:value-type="float" office:value="40.39115" calcext:value-type="float">
            <text:p>40.391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 - Amarone Classico Costasera Mas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5100" calcext:value-type="float">
            <text:p>15100</text:p>
          </table:table-cell>
          <table:table-cell office:value-type="float" office:value="5350" calcext:value-type="float">
            <text:p>53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27/02/2023): 2 x 53,50 € da Masi Agricola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hjdw9h6nhb6ar8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Costasera</text:p>
          </table:table-cell>
          <table:table-cell office:value-type="string" calcext:value-type="string">
            <text:p>Masi</text:p>
          </table:table-cell>
          <table:table-cell office:value-type="float" office:value="33.7655" calcext:value-type="float">
            <text:p>33.76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Ponkler 2012 -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1000" calcext:value-type="float">
            <text:p>11000</text:p>
          </table:table-cell>
          <table:table-cell office:value-type="float" office:value="5050" calcext:value-type="float">
            <text:p>505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06/12/2019): 3 x 50,50 € da Fine Wine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c5qb5cetv3jrpkk8p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Pònkler</text:p>
          </table:table-cell>
          <table:table-cell office:value-type="string" calcext:value-type="string">
            <text:p>Franz Haas</text:p>
          </table:table-cell>
          <table:table-cell office:value-type="float" office:value="49.681896" calcext:value-type="float">
            <text:p>49.6818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Riserva Tenuta Wildmon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000" calcext:value-type="float">
            <text:p>8000</text:p>
          </table:table-cell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11/12/2019): 6 x 40,00 € da Weingut Wildmon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amddqa0h9j94h7y6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Weingut Wildmonn</text:p>
          </table:table-cell>
          <table:table-cell office:value-type="float" office:value="34.279106" calcext:value-type="float">
            <text:p>34.2791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marein 2016 Unterganz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3390" calcext:value-type="float">
            <text:p>339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27/06/2018): 6 x 33,9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Erbhof Unterganzner</text:p>
          </table:table-cell>
          <table:table-cell office:value-type="float" office:value="37.54546" calcext:value-type="float">
            <text:p>37.545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 Primitivo Impavido Coppador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9900" calcext:value-type="float">
            <text:p>9900</text:p>
          </table:table-cell>
          <table:table-cell office:value-type="float" office:value="4300" calcext:value-type="float">
            <text:p>43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ltimo acquisto pre-vinoteqa (25/05/2022): 1 x 43,00 € da Tenuta Coppadoro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gfrqkk71a0j7g8f9k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mpavido Primitivo</text:p>
          </table:table-cell>
          <table:table-cell office:value-type="string" calcext:value-type="string">
            <text:p>Coppadoro</text:p>
          </table:table-cell>
          <table:table-cell office:value-type="float" office:value="47.803574" calcext:value-type="float">
            <text:p>47.8035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 Bolgheri Sassicaia 2007 - Tenuta San Guid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ltimo acquisto pre-vinoteqa (nan): 0 x nan da n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04051" calcext:value-type="float">
            <text:p>49.0405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Saosent Cantina Cemb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500" calcext:value-type="float">
            <text:p>4500</text:p>
          </table:table-cell>
          <table:table-cell office:value-type="float" office:value="1900" calcext:value-type="float">
            <text:p>190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19/05/2023): 12 x 19,00 € da Cantina Lavis e Valle di Cembra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30evs4wqgznc7dte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di Saosent Pinot Nero</text:p>
          </table:table-cell>
          <table:table-cell office:value-type="string" calcext:value-type="string">
            <text:p>Cembra</text:p>
          </table:table-cell>
          <table:table-cell office:value-type="float" office:value="42.73156" calcext:value-type="float">
            <text:p>42.731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St. Daniel Riserva Colterenz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229" calcext:value-type="float">
            <text:p>122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06/03/2025): 6 x 12,29 € da Vinum Boze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v33cewkey32djev3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St. Daniel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30.842182" calcext:value-type="float">
            <text:p>30.8421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falco di Sagrantino Collepiano Capra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200" calcext:value-type="float">
            <text:p>5200</text:p>
          </table:table-cell>
          <table:table-cell office:value-type="float" office:value="2090" calcext:value-type="float">
            <text:p>209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23/01/2025): 2 x 20,9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0ccfyk9pna69wmz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grantino di Montefalco Collepiano</text:p>
          </table:table-cell>
          <table:table-cell office:value-type="string" calcext:value-type="string">
            <text:p>Arnaldo-Caprai</text:p>
          </table:table-cell>
          <table:table-cell office:value-type="float" office:value="50.297653" calcext:value-type="float">
            <text:p>50.2976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roldego Rotaliano Diedri Riserva Doriga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  <table:table-cell office:value-type="float" office:value="1510" calcext:value-type="float">
            <text:p>15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ltimo acquisto pre-vinoteqa (09/03/2024): 6 x 15,10 € da Azienda Dorigati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epzq1brt4b743j5fe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Rotaliano Superiore Riserva Diedri</text:p>
          </table:table-cell>
          <table:table-cell office:value-type="string" calcext:value-type="string">
            <text:p>Dorigati</text:p>
          </table:table-cell>
          <table:table-cell office:value-type="float" office:value="53.010952" calcext:value-type="float">
            <text:p>53.0109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glianico Molise Riserva Contado - Di Majo Noran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000" calcext:value-type="float">
            <text:p>4000</text:p>
          </table:table-cell>
          <table:table-cell office:value-type="float" office:value="1090" calcext:value-type="float">
            <text:p>109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02/02/2024): 6 x 10,9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v7wwqbj47p960phw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glianico del Molise Riserva Contado</text:p>
          </table:table-cell>
          <table:table-cell office:value-type="string" calcext:value-type="string">
            <text:p>Di Majo Norante</text:p>
          </table:table-cell>
          <table:table-cell office:value-type="float" office:value="60.47585" calcext:value-type="float">
            <text:p>60.475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Mühlweg Ignaz Niedris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2350" calcext:value-type="float">
            <text:p>235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Ultimo acquisto pre-vinoteqa (16/07/2024): 12 x 23,50 € da Fine Wine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hkt8065fe1wvzsq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Vigna Mühlweg</text:p>
          </table:table-cell>
          <table:table-cell office:value-type="string" calcext:value-type="string">
            <text:p>Ignaz Niedrist</text:p>
          </table:table-cell>
          <table:table-cell office:value-type="float" office:value="60.180325" calcext:value-type="float">
            <text:p>60.1803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Cavarchione BIO Isti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1900" calcext:value-type="float">
            <text:p>190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18/09/2024): 6 x 19,0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2cqbcw1982sqka6wy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Cavarchione Chianti Classico</text:p>
          </table:table-cell>
          <table:table-cell office:value-type="string" calcext:value-type="string">
            <text:p>Istine</text:p>
          </table:table-cell>
          <table:table-cell office:value-type="float" office:value="52.170734" calcext:value-type="float">
            <text:p>52.1707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nnonau di Sardegna riserva Olian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000" calcext:value-type="float">
            <text:p>4000</text:p>
          </table:table-cell>
          <table:table-cell office:value-type="float" office:value="1410" calcext:value-type="float">
            <text:p>14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11/03/2025): 4 x 14,10 € da Vinum Boze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0tppv5edxms5m6jyj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nnonau Riserva</text:p>
          </table:table-cell>
          <table:table-cell office:value-type="string" calcext:value-type="string">
            <text:p>Olianas</text:p>
          </table:table-cell>
          <table:table-cell office:value-type="float" office:value="43.470833" calcext:value-type="float">
            <text:p>43.4708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Kålch Cuveé Bergmann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400" calcext:value-type="float">
            <text:p>6400</text:p>
          </table:table-cell>
          <table:table-cell office:value-type="float" office:value="3100" calcext:value-type="float">
            <text:p>3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14/03/2024): 6 x 31,0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m68t8jgd8a0203fje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ålch</text:p>
          </table:table-cell>
          <table:table-cell office:value-type="string" calcext:value-type="string">
            <text:p>Bergmannhof</text:p>
          </table:table-cell>
          <table:table-cell office:value-type="float" office:value="48.57204" calcext:value-type="float">
            <text:p>48.572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Granat Franz Goj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1050" calcext:value-type="float">
            <text:p>10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Ultimo acquisto pre-vinoteqa (04/01/2025): 42 x 10,50 € da Franz Gojer - Glögglhof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qfkwnq4r4b0mkp82v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Granat</text:p>
          </table:table-cell>
          <table:table-cell office:value-type="string" calcext:value-type="string">
            <text:p>Franz Gojer – Glögglhof</text:p>
          </table:table-cell>
          <table:table-cell office:value-type="float" office:value="49.130074" calcext:value-type="float">
            <text:p>49.1300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lanus Rosso Cuveé Doriga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ltimo acquisto pre-vinoteqa (09/03/2024): 18 x 9,80 € da Azienda Dorigati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fzvpgvn79trgza128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lanus</text:p>
          </table:table-cell>
          <table:table-cell office:value-type="string" calcext:value-type="string">
            <text:p>Dorigati</text:p>
          </table:table-cell>
          <table:table-cell office:value-type="float" office:value="36.261536" calcext:value-type="float">
            <text:p>36.2615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Franc Generation K - Andi Sölv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500" calcext:value-type="float">
            <text:p>5500</text:p>
          </table:table-cell>
          <table:table-cell office:value-type="float" office:value="2400" calcext:value-type="float">
            <text:p>24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27/02/2023): 2 x 24,00 € da Vinum Boze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h6m20x97r1bhcqzyf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neration K Mitterberg Cabernet Franc</text:p>
          </table:table-cell>
          <table:table-cell office:value-type="string" calcext:value-type="string">
            <text:p>Weingut Andi Sölva</text:p>
          </table:table-cell>
          <table:table-cell office:value-type="float" office:value="45.78402" calcext:value-type="float">
            <text:p>45.784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mbo Cuveé Bergkellerei Passa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000" calcext:value-type="float">
            <text:p>5000</text:p>
          </table:table-cell>
          <table:table-cell office:value-type="float" office:value="2370" calcext:value-type="float">
            <text:p>237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28/01/2025): 3 x 23,70 € da Vinum Boze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94wsxgmd562mwfreh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mbo</text:p>
          </table:table-cell>
          <table:table-cell office:value-type="string" calcext:value-type="string">
            <text:p>Bergkellerei Passeier</text:p>
          </table:table-cell>
          <table:table-cell office:value-type="float" office:value="59.395145" calcext:value-type="float">
            <text:p>59.3951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Kalterersee - Caldaro "Erbe &amp; Auftrag" Andi Sölv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900" calcext:value-type="float">
            <text:p>4900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25/11/2021): 6 x 20,20 € da Vinum Boze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ncxnpkv6z1cs14th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rbe &amp; Auftrag Kalterersee</text:p>
          </table:table-cell>
          <table:table-cell office:value-type="string" calcext:value-type="string">
            <text:p>Weingut Andi Sölva</text:p>
          </table:table-cell>
          <table:table-cell office:value-type="float" office:value="55.050163" calcext:value-type="float">
            <text:p>55.0501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Riserva Curlan Gi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600" calcext:value-type="float">
            <text:p>12600</text:p>
          </table:table-cell>
          <table:table-cell office:value-type="float" office:value="6000" calcext:value-type="float">
            <text:p>6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16/07/2023): 3 x 60,00 € da Kellerei Gir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pm7p3pekabgw88zac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Curlan</text:p>
          </table:table-cell>
          <table:table-cell office:value-type="string" calcext:value-type="string">
            <text:p>Girlan</text:p>
          </table:table-cell>
          <table:table-cell office:value-type="float" office:value="47.84028" calcext:value-type="float">
            <text:p>47.840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Riserva Thalman Cantina Bolza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1900" calcext:value-type="float">
            <text:p>19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14/02/2024): 6 x 19,0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b9f2am5sr20mpeg3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Thalman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1.111603" calcext:value-type="float">
            <text:p>41.1116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 - Pinot Nero Ludwig Elena Wal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0500" calcext:value-type="float">
            <text:p>10500</text:p>
          </table:table-cell>
          <table:table-cell office:value-type="float" office:value="5050" calcext:value-type="float">
            <text:p>50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20/07/2022): 3 x 50,50 € da Avenue - Elena Walc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3y4xhj4xhmpssq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Ludwig</text:p>
          </table:table-cell>
          <table:table-cell office:value-type="string" calcext:value-type="string">
            <text:p>Elena Walch</text:p>
          </table:table-cell>
          <table:table-cell office:value-type="float" office:value="57.390793" calcext:value-type="float">
            <text:p>57.3907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Oltrepò Pavese Conte Vistar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800" calcext:value-type="float">
            <text:p>4800</text:p>
          </table:table-cell>
          <table:table-cell office:value-type="float" office:value="2100" calcext:value-type="float">
            <text:p>21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20/08/2022): 4 x 21,0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qz2xa5km7p4r8zyag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dell'Oltrepo Pavese</text:p>
          </table:table-cell>
          <table:table-cell office:value-type="string" calcext:value-type="string">
            <text:p>Conte Vistarino</text:p>
          </table:table-cell>
          <table:table-cell office:value-type="float" office:value="52.90722" calcext:value-type="float">
            <text:p>52.907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Zweigelt Befehlhof Mitterberg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800" calcext:value-type="float">
            <text:p>3800</text:p>
          </table:table-cell>
          <table:table-cell office:value-type="float" office:value="1070" calcext:value-type="float">
            <text:p>107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25/03/2025): 3 x 10,7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j03esc8nmabec5a7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Zweigelt</text:p>
          </table:table-cell>
          <table:table-cell office:value-type="string" calcext:value-type="string">
            <text:p>Befehlhof</text:p>
          </table:table-cell>
          <table:table-cell office:value-type="float" office:value="38.76727" calcext:value-type="float">
            <text:p>38.767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Fihl Alto Adige Dipoli Pet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000" calcext:value-type="float">
            <text:p>4000</text:p>
          </table:table-cell>
          <table:table-cell office:value-type="float" office:value="1400" calcext:value-type="float">
            <text:p>140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07/06/2024): 18 x 14,00 € da Fine Wine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zek1bgbjcw1vqbme07w4v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Fihl</text:p>
          </table:table-cell>
          <table:table-cell office:value-type="string" calcext:value-type="string">
            <text:p>Peter Dipoli</text:p>
          </table:table-cell>
          <table:table-cell office:value-type="float" office:value="53.323154" calcext:value-type="float">
            <text:p>53.3231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Dolcetto Mosesco Prunot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100" calcext:value-type="float">
            <text:p>110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27/09/2024): 12 x 11,00 € da Vinum Boze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qy8jccf5x27d01e6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sesco Dolcetto d'Alba Cru</text:p>
          </table:table-cell>
          <table:table-cell office:value-type="string" calcext:value-type="string">
            <text:p>Prunotto</text:p>
          </table:table-cell>
          <table:table-cell office:value-type="float" office:value="38.958466" calcext:value-type="float">
            <text:p>38.9584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anghe Pio Cesa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700" calcext:value-type="float">
            <text:p>4700</text:p>
          </table:table-cell>
          <table:table-cell office:value-type="float" office:value="1850" calcext:value-type="float">
            <text:p>185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11/03/2025): 6 x 18,50 € da Weindie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92cb0p4xp1q8hnt2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</text:p>
          </table:table-cell>
          <table:table-cell office:value-type="string" calcext:value-type="string">
            <text:p>Pio Cesare</text:p>
          </table:table-cell>
          <table:table-cell office:value-type="float" office:value="43.563602" calcext:value-type="float">
            <text:p>43.563602</text:p>
          </table:table-cell>
        </table:table-row>
      </table:table>
      <table:table table:name="Manual (insert ids)" table:style-name="ta1">
        <table:table-column table:style-name="co1" table:default-cell-style-name="ce3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column table:style-name="co1" table:number-columns-repeated="2" table:default-cell-style-name="ce4"/>
        <table:table-column table:style-name="co1" table:number-columns-repeated="5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3"/>
        <table:table-row table:style-name="ro2">
          <table:table-cell table:style-name="ce2"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table:style-name="ce2"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table:style-name="ce2" office:value-type="string" calcext:value-type="string">
            <text:p>winery_name</text:p>
          </table:table-cell>
          <table:table-cell table:style-name="ce2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table:style-name="ce2"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ce2" office:value-type="string" calcext:value-type="string">
            <text:p>visibl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vfry7b1bvnhq9m8avr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Kolben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200" calcext:value-type="float">
            <text:p>5200</text:p>
          </table:table-cell>
          <table:table-cell office:value-type="float" office:value="2490" calcext:value-type="float">
            <text:p>249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16/07/2023): 6 x 24,90 € da Weindiele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t16mjdffxj8sm2hnsw9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Kastelaz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1855" calcext:value-type="float">
            <text:p>185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Ultimo acquisto pre-vinoteqa (06/12/2024): 6 x 18,55 € da Avenue - Elena Walch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fefy2h5q290gf20cv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Krafus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000" calcext:value-type="float">
            <text:p>7000</text:p>
          </table:table-cell>
          <table:table-cell office:value-type="float" office:value="2950" calcext:value-type="float">
            <text:p>295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31/05/2022): 3 x 29,50 € da Weindiele</text:p>
          </table:table-cell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h0my5sjf2a4jc4m79bd7ds69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Dunkel Mansum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000" calcext:value-type="float">
            <text:p>4000</text:p>
          </table:table-cell>
          <table:table-cell office:value-type="float" office:value="1150" calcext:value-type="float">
            <text:p>115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ltimo acquisto pre-vinoteqa (31/07/2024): 6 x 11,50 € da Azienda Agricola Bellaveder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my5rbqvd8f4ev5cj34yy2k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Praepositu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1870" calcext:value-type="float">
            <text:p>187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31/01/2023): 6 x 18,70 € da Abbazia Di Novacella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5xwn0938js30zqnvs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illeunanotte Donnafuga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4310" calcext:value-type="float">
            <text:p>43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05/12/2022): 2 x 43,10 € da Weindiele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n5krczaydj3qa1wznz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ori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1200" calcext:value-type="float">
            <text:p>120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Ultimo acquisto pre-vinoteqa (30/01/2025): 24 x 12,00 € da Kellerei Terlan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4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ancredi Contessa Entel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2590" calcext:value-type="float">
            <text:p>259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04/02/2025): 6 x 25,90 € da Weindiele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2wy3jv4n1yp6n4578q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chiava Grigia Larch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850" calcext:value-type="float">
            <text:p>85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11/08/2023): 6 x 8,50 € da Weindiele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vweffj03zet5fb75ap780d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Juvelo Gewürz. Passi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00" calcext:value-type="float">
            <text:p>48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04/02/2025): 2 x 25,00 € da Weindiele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qpw4pabakp9gcwa13k</text:p>
          </table:table-cell>
          <table:table-cell/>
          <table:table-cell table:style-name="ce4"/>
          <table:table-cell office:value-type="string" calcext:value-type="string">
            <text:p>Arunda Brut - Half bottle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930" calcext:value-type="float">
            <text:p>93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06/12/2023): 6 x 9,30 € da Weindiele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h0my5rqpqvtbz08fm5h99q2q</text:p>
          </table:table-cell>
          <table:table-cell/>
          <table:table-cell table:style-name="ce4"/>
          <table:table-cell office:value-type="string" calcext:value-type="string">
            <text:p>Arunda Blanc de Blan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2100" calcext:value-type="float">
            <text:p>2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06/12/2023): 6 x 21,0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gzr4ksd82181vpv3r6h3jwfw</text:p>
          </table:table-cell>
          <table:table-cell/>
          <table:table-cell table:style-name="ce4"/>
          <table:table-cell office:value-type="string" calcext:value-type="string">
            <text:p>Bellavista Brut Alm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2900" calcext:value-type="float">
            <text:p>290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06/03/2025): 4 x 29,0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dbv88kq2hpqmpghk0h</text:p>
          </table:table-cell>
          <table:table-cell/>
          <table:table-cell table:style-name="ce4"/>
          <table:table-cell office:value-type="string" calcext:value-type="string">
            <text:p>Brut Balter Trentodo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5000" calcext:value-type="float">
            <text:p>5000</text:p>
          </table:table-cell>
          <table:table-cell office:value-type="float" office:value="2440" calcext:value-type="float">
            <text:p>244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06/06/2023): 6 x 24,40 € da Liber International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table:style-name="ce4"/>
          <table:table-cell/>
          <table:table-cell table:style-name="ce4"/>
          <table:table-cell office:value-type="string" calcext:value-type="string">
            <text:p>Bollé Rosè Spuman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Ultimo acquisto pre-vinoteqa (16/12/2023): 30 x 5,40 € da Agricola Andreola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973c7g19dzw388vqskkcs42</text:p>
          </table:table-cell>
          <table:table-cell/>
          <table:table-cell table:style-name="ce4"/>
          <table:table-cell office:value-type="string" calcext:value-type="string">
            <text:p>Champagne Ruinart 0,375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3390" calcext:value-type="float">
            <text:p>339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19/12/2024): 1 x 33,90 € da Weindiele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973c7g19dzw388vqskkcs42</text:p>
          </table:table-cell>
          <table:table-cell/>
          <table:table-cell table:style-name="ce4"/>
          <table:table-cell office:value-type="string" calcext:value-type="string">
            <text:p>Champagne Ruinar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200" calcext:value-type="float">
            <text:p>11200</text:p>
          </table:table-cell>
          <table:table-cell office:value-type="float" office:value="4990" calcext:value-type="float">
            <text:p>499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19/12/2024): 1 x 49,90 € da Weindiele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4"/>
          <table:table-cell/>
          <table:table-cell table:style-name="ce4"/>
          <table:table-cell office:value-type="string" calcext:value-type="string">
            <text:p>Cuvée di Gabry Rosé Dry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Ultimo acquisto pre-vinoteqa (25/01/2025): 36 x 5,90 € da La Tordera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ccj35519kgnp4kw2ym</text:p>
          </table:table-cell>
          <table:table-cell/>
          <table:table-cell table:style-name="ce4"/>
          <table:table-cell office:value-type="string" calcext:value-type="string">
            <text:p>Ferrari Trento Brut Perlé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500" calcext:value-type="float">
            <text:p>6500</text:p>
          </table:table-cell>
          <table:table-cell office:value-type="float" office:value="2785" calcext:value-type="float">
            <text:p>278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07/12/2023): 6 x 27,85 € da Fine Wines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gzr4kscc5tkafqr60hga5xms</text:p>
          </table:table-cell>
          <table:table-cell/>
          <table:table-cell table:style-name="ce4"/>
          <table:table-cell office:value-type="string" calcext:value-type="string">
            <text:p>Franciacorta Cà del Bo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2650" calcext:value-type="float">
            <text:p>265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19/12/2024): 2 x 26,5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gzr4kscc5tkafqr60hga5xms</text:p>
          </table:table-cell>
          <table:table-cell/>
          <table:table-cell table:style-name="ce4"/>
          <table:table-cell office:value-type="string" calcext:value-type="string">
            <text:p>Franciacorta half bottle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1430" calcext:value-type="float">
            <text:p>143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07/06/2024): 6 x 14,3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fym3zqqwsg24nbg79e</text:p>
          </table:table-cell>
          <table:table-cell/>
          <table:table-cell table:style-name="ce4"/>
          <table:table-cell office:value-type="string" calcext:value-type="string">
            <text:p>Methius Doriga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4900" calcext:value-type="float">
            <text:p>4900</text:p>
          </table:table-cell>
          <table:table-cell office:value-type="float" office:value="2100" calcext:value-type="float">
            <text:p>210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07/07/2017): 6 x 21,00 € da Azienda Dorigati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my5rhet6b2h1ppjq22mjqg</text:p>
          </table:table-cell>
          <table:table-cell/>
          <table:table-cell table:style-name="ce4"/>
          <table:table-cell office:value-type="string" calcext:value-type="string">
            <text:p>Prosecco Dirupo Bru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760" calcext:value-type="float">
            <text:p>76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Ultimo acquisto pre-vinoteqa (11/12/2024): 30 x 7,60 € da Agricola Andreola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2rbjz5f4jmqc4ps0pky</text:p>
          </table:table-cell>
          <table:table-cell/>
          <table:table-cell table:style-name="ce4"/>
          <table:table-cell office:value-type="string" calcext:value-type="string">
            <text:p>Prosecco Cartizze Torde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float" office:value="1700" calcext:value-type="float">
            <text:p>170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Ultimo acquisto pre-vinoteqa (25/01/2025): 6 x 17,00 € da La Tordera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trrgvrhz47h9hx97vw</text:p>
          </table:table-cell>
          <table:table-cell/>
          <table:table-cell table:style-name="ce4"/>
          <table:table-cell office:value-type="string" calcext:value-type="string">
            <text:p>Tittoni Millesimato Dry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float" office:value="780" calcext:value-type="float">
            <text:p>78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Ultimo acquisto pre-vinoteqa (25/01/2025): 12 x 7,80 € da La Tordera</text:p>
          </table:table-cell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h0my5sjgdg719rh0e1qk8whd</text:p>
          </table:table-cell>
          <table:table-cell/>
          <table:table-cell table:style-name="ce4"/>
          <table:table-cell office:value-type="string" calcext:value-type="string">
            <text:p>Trento Natur Bellaved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400" calcext:value-type="float">
            <text:p>4400</text:p>
          </table:table-cell>
          <table:table-cell office:value-type="float" office:value="1490" calcext:value-type="float">
            <text:p>149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ltimo acquisto pre-vinoteqa (09/07/2023): 12 x 14,90 € da Azienda Agricola Bellaveder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cc3eq3g9mgs0f5ns3f</text:p>
          </table:table-cell>
          <table:table-cell/>
          <table:table-cell table:style-name="ce4"/>
          <table:table-cell office:value-type="string" calcext:value-type="string">
            <text:p>Trento Giulio Ferrari R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20300" calcext:value-type="float">
            <text:p>20300</text:p>
          </table:table-cell>
          <table:table-cell office:value-type="float" office:value="14300" calcext:value-type="float">
            <text:p>143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18/09/2024): 1 x 143,00 € da Weindiele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4"/>
          <table:table-cell/>
          <table:table-cell table:style-name="ce4"/>
          <table:table-cell office:value-type="string" calcext:value-type="string">
            <text:p>Veuve Clicquot Champag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100" calcext:value-type="float">
            <text:p>9100</text:p>
          </table:table-cell>
          <table:table-cell office:value-type="float" office:value="4600" calcext:value-type="float">
            <text:p>46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19/12/2024): 2 x 46,00 € da Weindiele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f3cmbv44hbs010hfgqa7rq</text:p>
          </table:table-cell>
          <table:table-cell/>
          <table:table-cell table:style-name="ce4"/>
          <table:table-cell office:value-type="string" calcext:value-type="string">
            <text:p>Pas Dosé Pinot Noi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2360" calcext:value-type="float">
            <text:p>236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25/06/2024): 6 x 23,60 € da Fine Wines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sxngggnhg4x10gv5k481p</text:p>
          </table:table-cell>
          <table:table-cell/>
          <table:table-cell table:style-name="ce4"/>
          <table:table-cell office:value-type="string" calcext:value-type="string">
            <text:p>Spumante Fujente Bianco - Coppado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ltimo acquisto pre-vinoteqa (31/03/2024): 24 x 5,80 € da Tenuta Coppadoro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vxhw0t5w6tmbywdc3c</text:p>
          </table:table-cell>
          <table:table-cell/>
          <table:table-cell table:style-name="ce4"/>
          <table:table-cell office:value-type="string" calcext:value-type="string">
            <text:p>Prosecco Treviso Alnè - La Torde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Ultimo acquisto pre-vinoteqa (18/09/2024): 24 x 6,25 € da La Tordera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r2pqcx047rqeaqqt5bjz1z</text:p>
          </table:table-cell>
          <table:table-cell/>
          <table:table-cell table:style-name="ce4"/>
          <table:table-cell office:value-type="string" calcext:value-type="string">
            <text:p>Trentodoc Rosé Extra Brut Mos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000" calcext:value-type="float">
            <text:p>5000</text:p>
          </table:table-cell>
          <table:table-cell office:value-type="float" office:value="1900" calcext:value-type="float">
            <text:p>19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Ultimo acquisto pre-vinoteqa (12/06/2023): 6 x 19,00 € da Fine Wines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gzr4ks5hfqf9jmzma14b516x</text:p>
          </table:table-cell>
          <table:table-cell/>
          <table:table-cell table:style-name="ce4"/>
          <table:table-cell office:value-type="string" calcext:value-type="string">
            <text:p>Champagne Cuveé Rosé Laurent-Perr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800" calcext:value-type="float">
            <text:p>11800</text:p>
          </table:table-cell>
          <table:table-cell office:value-type="float" office:value="6020" calcext:value-type="float">
            <text:p>602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05/12/2022): 1 x 60,2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my5rhet6b2h1ppjq22mjqg</text:p>
          </table:table-cell>
          <table:table-cell/>
          <table:table-cell table:style-name="ce4"/>
          <table:table-cell office:value-type="string" calcext:value-type="string">
            <text:p>Prosecco Dirupo Brut 0,375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430" calcext:value-type="float">
            <text:p>43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Ultimo acquisto pre-vinoteqa (11/12/2024): 12 x 4,30 € da Agricola Andreola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my5rhekwczpfn9wwkxzqdk</text:p>
          </table:table-cell>
          <table:table-cell/>
          <table:table-cell table:style-name="ce4"/>
          <table:table-cell office:value-type="string" calcext:value-type="string">
            <text:p>XXIII - Ai Boschi Brut Andreol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919" calcext:value-type="float">
            <text:p>9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Ultimo acquisto pre-vinoteqa (16/12/2023): 12 x 9,20 € da Agricola Andreola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6aa2d2k5e3xcw2ayve</text:p>
          </table:table-cell>
          <table:table-cell/>
          <table:table-cell table:style-name="ce4"/>
          <table:table-cell office:value-type="string" calcext:value-type="string">
            <text:p>Champagne Brut Moët Imperi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500" calcext:value-type="float">
            <text:p>12500</text:p>
          </table:table-cell>
          <table:table-cell office:value-type="float" office:value="6490" calcext:value-type="float">
            <text:p>649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19/12/2024): 1 x 64,90 € da Weindiele</text:p>
          </table:table-cell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h0my5sjgdg719rh0e1qk8whd</text:p>
          </table:table-cell>
          <table:table-cell/>
          <table:table-cell table:style-name="ce4"/>
          <table:table-cell office:value-type="string" calcext:value-type="string">
            <text:p>Trentodoc Rosé Nature Riserva Bellaved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800" calcext:value-type="float">
            <text:p>4800</text:p>
          </table:table-cell>
          <table:table-cell office:value-type="float" office:value="1960" calcext:value-type="float">
            <text:p>19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Ultimo acquisto pre-vinoteqa (09/07/2023): 6 x 19,60 € da Azienda Agricola Bellaveder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r2pqcx047rqeaqqt5bjz1z</text:p>
          </table:table-cell>
          <table:table-cell/>
          <table:table-cell table:style-name="ce4"/>
          <table:table-cell office:value-type="string" calcext:value-type="string">
            <text:p>Trentodoc MAGNUM Rosè Brut Mos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900" calcext:value-type="float">
            <text:p>9900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07/12/2024): 6 x 40,00 € da Fine Wines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hk9zsrd3qar06sbgpebrcwrr</text:p>
          </table:table-cell>
          <table:table-cell/>
          <table:table-cell table:style-name="ce4"/>
          <table:table-cell office:value-type="string" calcext:value-type="string">
            <text:p>Franciacorta Brut Annamaria Clementi Cuvé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9000" calcext:value-type="float">
            <text:p>19000</text:p>
          </table:table-cell>
          <table:table-cell office:value-type="float" office:value="9570" calcext:value-type="float">
            <text:p>95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23/01/2024): 2 x 95,7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4"/>
          <table:table-cell/>
          <table:table-cell table:style-name="ce4"/>
          <table:table-cell office:value-type="string" calcext:value-type="string">
            <text:p>Bella Glamour Drink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12/02/2025): 5 x 5,15 € da Vinum Bozen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4"/>
          <table:table-cell/>
          <table:table-cell table:style-name="ce4"/>
          <table:table-cell office:value-type="string" calcext:value-type="string">
            <text:p>ALPL Sunset Rosé Apple Cid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19/07/2024): 6 x 6,40 € da Weindiele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52ter2k3mkpa9nq2aqbrzeg</text:p>
          </table:table-cell>
          <table:table-cell/>
          <table:table-cell table:style-name="ce4"/>
          <table:table-cell office:value-type="string" calcext:value-type="string">
            <text:p>Praeclarus Pas dosé Rosé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950" calcext:value-type="float">
            <text:p>195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19/12/2024): 6 x 19,50 € da Kellerei St. Pauls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h0my5vmpj09w0p8ydeha5bkt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iano di Avellino Exult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800" calcext:value-type="float">
            <text:p>4800</text:p>
          </table:table-cell>
          <table:table-cell office:value-type="float" office:value="2100" calcext:value-type="float">
            <text:p>21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06/07/2022): 6 x 21,00 € da Pellegrini SpA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gzr4kt493q5j6pqynm7112vj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Altkirch 0,375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200" calcext:value-type="float">
            <text:p>2200</text:p>
          </table:table-cell>
          <table:table-cell office:value-type="float" office:value="415" calcext:value-type="float">
            <text:p>41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15/06/2022): 12 x 4,15 € da Vinum Bozen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t162g2560ph7dkwcsmw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305" calcext:value-type="float">
            <text:p>130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Ultimo acquisto pre-vinoteqa (06/12/2024): 18 x 13,05 € da Avenue - Elena Walch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h0my5rfekbv4h2ygebwkm1hn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Löwengan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400" calcext:value-type="float">
            <text:p>840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06/12/2024): 2 x 45,0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493q5j6pqynm7112vj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Altkir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760" calcext:value-type="float">
            <text:p>76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Ultimo acquisto pre-vinoteqa (06/02/2025): 6 x 7,60 € da Weindiele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c5mgvt987p9cn1pw6c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F.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1235" calcext:value-type="float">
            <text:p>123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ltimo acquisto pre-vinoteqa (30/09/2024): 12 x 12,35 € da Fine Wines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zm1pm1320vnh0dt6vd19v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. Doc Flora Gir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200" calcext:value-type="float">
            <text:p>4200</text:p>
          </table:table-cell>
          <table:table-cell office:value-type="float" office:value="1500" calcext:value-type="float">
            <text:p>15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Ultimo acquisto pre-vinoteqa (14/12/2024): 6 x 15,00 € da Kellerei Girlan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h0sq47xgwvqvqhjhsn8v8t7z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700" calcext:value-type="float">
            <text:p>4700</text:p>
          </table:table-cell>
          <table:table-cell office:value-type="float" office:value="2110" calcext:value-type="float">
            <text:p>211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18/09/2024): 6 x 21,1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sq47xg7eppkqtn5mb4hjth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traminer Tramin 0,37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600" calcext:value-type="float">
            <text:p>2600</text:p>
          </table:table-cell>
          <table:table-cell office:value-type="float" office:value="580" calcext:value-type="float">
            <text:p>58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06/12/2024): 6 x 5,8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h0qsxnpe4be6ykq7bj1g59gp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üller Thurgau V. Forch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ltimo acquisto pre-vinoteqa (19/05/2023): 12 x 13,00 € da Cantina Lavis e Valle di Cembra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harvcmhm5wpphte20vsdycq4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üller Thurgau Etz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600" calcext:value-type="float">
            <text:p>3600</text:p>
          </table:table-cell>
          <table:table-cell office:value-type="float" office:value="1019" calcext:value-type="float">
            <text:p>101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11/12/2024): 6 x 10,2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va5m3vn297amcfbycw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üller Thurgau Nössin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1050" calcext:value-type="float">
            <text:p>105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ltimo acquisto pre-vinoteqa (30/09/2024): 6 x 10,50 € da Fine Wines</text:p>
          </table:table-cell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gzr4ksqq6vpvjapetan5q46v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üller Thurgau San Lorenz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690" calcext:value-type="float">
            <text:p>69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Ultimo acquisto pre-vinoteqa (31/07/2024): 18 x 6,90 € da Azienda Agricola Bellaveder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4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üller Thuragu frizzan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900" calcext:value-type="float">
            <text:p>2900</text:p>
          </table:table-cell>
          <table:table-cell office:value-type="float" office:value="630" calcext:value-type="float">
            <text:p>63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10/07/2023): 6 x 6,30 € da Weindiele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4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oscato Giallo amabi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19/09/2023): 2 x 7,20 € da Weindiele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zm033he3yc902kdbybvf7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Nosiola Trentino Sole Al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919" calcext:value-type="float">
            <text:p>9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Ultimo acquisto pre-vinoteqa (11/09/2024): 12 x 9,20 € da Liber International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t16sm52a0mjjy0q62v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Ringber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300" calcext:value-type="float">
            <text:p>4300</text:p>
          </table:table-cell>
          <table:table-cell office:value-type="float" office:value="1565" calcext:value-type="float">
            <text:p>156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06/12/2024): 6 x 15,65 € da Avenue - Elena Walch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zm1m6h26prmraqbdja49j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 Plattenrieg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969" calcext:value-type="float">
            <text:p>96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Ultimo acquisto pre-vinoteqa (14/12/2024): 24 x 9,70 € da Kellerei Girlan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0axbqydzx212xvsedzy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Falkenste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350" calcext:value-type="float">
            <text:p>135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Ultimo acquisto pre-vinoteqa (13/02/2025): 6 x 13,50 € da Weindiele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gzr4ksymzs5p3eqvngc0v44v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Kaiton Kuen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100" calcext:value-type="float">
            <text:p>4100</text:p>
          </table:table-cell>
          <table:table-cell office:value-type="float" office:value="1470" calcext:value-type="float">
            <text:p>14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Ultimo acquisto pre-vinoteqa (13/02/2025): 6 x 14,7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h0qsxmvwmrn49xwep50xat53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Unterortl Juv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700" calcext:value-type="float">
            <text:p>4700</text:p>
          </table:table-cell>
          <table:table-cell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13/02/2025): 3 x 19,9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mvsfn18zf94zmgm0dw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Valentin 0,375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100" calcext:value-type="float">
            <text:p>3100</text:p>
          </table:table-cell>
          <table:table-cell office:value-type="float" office:value="969" calcext:value-type="float">
            <text:p>96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14/06/2023): 6 x 9,7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hjgdxnm7093gd422q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Niedrist Ignaz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540" calcext:value-type="float">
            <text:p>154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16/07/2024): 6 x 15,40 € da Fine Wines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j4tjshy9tb20x9c3ac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oave Classico Calvar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1705" calcext:value-type="float">
            <text:p>170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Ultimo acquisto pre-vinoteqa (13/02/2025): 12 x 17,05 € da Weindiele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gzr4ksyme6m5zsq76484nzkq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ylvaner Kuenhof Plig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395" calcext:value-type="float">
            <text:p>139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01/02/2024): 6 x 13,95 € da Vinum Bozen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wzm3ydn4gkb558gb22ryva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ylvaner Villscheid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960" calcext:value-type="float">
            <text:p>96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27/12/2024): 6 x 9,60 € da Weindiele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n5hrrj46e95x5nft46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Terlaner Classi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1030" calcext:value-type="float">
            <text:p>103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Ultimo acquisto pre-vinoteqa (30/01/2025): 18 x 10,30 € da Kellerei Terlan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jejc10yh6eqwd092yp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rnaccia di S. Gimigna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07/12/2023): 6 x 6,95 € da Fine Wines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55kqa21f0wdpx6t3r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Terlaner Sauvignon Quarz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2799" calcext:value-type="float">
            <text:p>279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06/07/2022): 6 x 27,99 € da nan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mxbmrcgej96rk00yk2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St. Paul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300" calcext:value-type="float">
            <text:p>3300</text:p>
          </table:table-cell>
          <table:table-cell office:value-type="float" office:value="690" calcext:value-type="float">
            <text:p>69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Ultimo acquisto pre-vinoteqa (19/12/2024): 24 x 6,90 € da Kellerei St. Pauls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pdtf36964px55qxyer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gnum Pinot Bianco Sirmi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ltimo acquisto pre-vinoteqa (25/01/2025): 1 x 41,00 € da Weindiele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gzr4ksd21816c7pdatn9v5fq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gnum - Lugana Cà dei Fra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2720" calcext:value-type="float">
            <text:p>272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14/06/2023): 1 x 27,2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49kze5jqmfxgercqpt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fefferer - Moscato Giallo Colterenz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300" calcext:value-type="float">
            <text:p>3300</text:p>
          </table:table-cell>
          <table:table-cell office:value-type="float" office:value="760" calcext:value-type="float">
            <text:p>76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Ultimo acquisto pre-vinoteqa (25/08/2024): 6 x 7,60 € da Weindiele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t162g2560ph7dkwcsmw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Cardellino Magnum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000" calcext:value-type="float">
            <text:p>8000</text:p>
          </table:table-cell>
          <table:table-cell office:value-type="float" office:value="2680" calcext:value-type="float">
            <text:p>268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06/12/2024): 1 x 26,80 € da Avenue - Elena Walch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h0qsxne8a250m3f1h6p9q14x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rdicchio di Matelica Colle Stefa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300" calcext:value-type="float">
            <text:p>3300</text:p>
          </table:table-cell>
          <table:table-cell office:value-type="float" office:value="670" calcext:value-type="float">
            <text:p>6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Ultimo acquisto pre-vinoteqa (19/03/2025): 12 x 6,7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233zwqe7p05923rhgpz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... Dreams ... - Jerman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900" calcext:value-type="float">
            <text:p>6900</text:p>
          </table:table-cell>
          <table:table-cell office:value-type="float" office:value="3620" calcext:value-type="float">
            <text:p>362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07/12/2024): 6 x 36,20 € da Fine Wines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va5m3vn297amcfbycw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gnum Müller Thurgau Nössin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200" calcext:value-type="float">
            <text:p>7200</text:p>
          </table:table-cell>
          <table:table-cell office:value-type="float" office:value="1700" calcext:value-type="float">
            <text:p>17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ltimo acquisto pre-vinoteqa (06/12/2019): 3 x 17,00 € da Fine Wines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kp3scewppyz3psrs3w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gnum Sylvaner Aristo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100" calcext:value-type="float">
            <text:p>7100</text:p>
          </table:table-cell>
          <table:table-cell office:value-type="float" office:value="3100" calcext:value-type="float">
            <text:p>31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05/12/2022): 1 x 31,00 € da Weindiele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harvcmmj01epfk72y97k86pz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Le Viogn BIO Tröpfeltal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1720" calcext:value-type="float">
            <text:p>172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16/07/2024): 6 x 17,2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cwvb3wzzxca0ypf8ankw0bb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rmentino di Sardegna Olian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890" calcext:value-type="float">
            <text:p>89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19/03/2025): 6 x 8,9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m4vp7tyd3j6f5kjmyx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avi del Comundi di Gavi Min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730" calcext:value-type="float">
            <text:p>73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06/12/2024): 6 x 7,3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harvcmhw6epz012dhb5e76wv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üner Veltliner Tenuta Röck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350" calcext:value-type="float">
            <text:p>135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11/03/2025): 6 x 13,5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4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Offida Passerina Tenuta Sant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675" calcext:value-type="float">
            <text:p>67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02/02/2024): 6 x 6,75 € da Weindiele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sxer35aa6yyze2s4jx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Orvieto Classico San Giovann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300" calcext:value-type="float">
            <text:p>4300</text:p>
          </table:table-cell>
          <table:table-cell office:value-type="float" office:value="1070" calcext:value-type="float">
            <text:p>107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Ultimo acquisto pre-vinoteqa (06/12/2024): 12 x 10,7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k550tpn2vchzczedvk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Isonzo Dessimis Vie di Roman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00" calcext:value-type="float">
            <text:p>4600</text:p>
          </table:table-cell>
          <table:table-cell office:value-type="float" office:value="2085" calcext:value-type="float">
            <text:p>208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30/09/2024): 6 x 20,85 € da Fine Wines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t8bgns2cysmjep4vrgb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eco IGT Campania 2021 - Pietracup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1570" calcext:value-type="float">
            <text:p>15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06/12/2024): 12 x 15,7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sq47vehkzbwn8cszhcr33f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Riserva Linticlaru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2230" calcext:value-type="float">
            <text:p>223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12/06/2018): 12 x 22,30 € da Fine Wines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r2pqcpk7eqt7a0rrn8rp5y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vvoltore Moris Farm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14/03/2024): 3 x 24,90 € da Weindiele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k1ctcdv7h4jba8hn9y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Castagnedi 0,375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900" calcext:value-type="float">
            <text:p>3900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ltimo acquisto pre-vinoteqa (10/01/2023): 1 x 11,95 € da Weindiele</text:p>
          </table:table-cell>
          <table:table-cell office:value-type="string" calcext:value-type="string">
            <text:p>TRUE</text:p>
          </table:table-cell>
        </table:table-row>
        <table:table-row table:style-name="ro7"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olgheri Sassic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Ultimo acquisto pre-vinoteqa (nan): 0 x nan da nan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gzr4kt1xwvm71jbfbmxqxryx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dolino Classico Fresc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Ultimo acquisto pre-vinoteqa (01/03/2025): 18 x 6,80 € da Masi Agricola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fm61ccmphkhmpqffmc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era d'Alba Vigno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380" calcext:value-type="float">
            <text:p>138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30/09/2024): 6 x 13,80 € da Fine Wines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f3cmb229xpmrxfw5vmnwby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Montalcino Tal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000" calcext:value-type="float">
            <text:p>7000</text:p>
          </table:table-cell>
          <table:table-cell office:value-type="float" office:value="2750" calcext:value-type="float">
            <text:p>275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21/05/2022): 6 x 27,50 € da Fine Wines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e58hgt6bmzqhy84nyd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Mazz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900" calcext:value-type="float">
            <text:p>4900</text:p>
          </table:table-cell>
          <table:table-cell office:value-type="float" office:value="1630" calcext:value-type="float">
            <text:p>163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12/06/2023): 12 x 16,30 € da Fine Wines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bdvhdzcy55b6b4xy6fydhkv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Fonterutoli 0,375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000" calcext:value-type="float">
            <text:p>3000</text:p>
          </table:table-cell>
          <table:table-cell office:value-type="float" office:value="940" calcext:value-type="float">
            <text:p>94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05/12/2022): 6 x 9,40 € da Weindiele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g8terh0mgz2f03eeq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Ris. Campa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00" calcext:value-type="float">
            <text:p>3800</text:p>
          </table:table-cell>
          <table:table-cell office:value-type="float" office:value="1150" calcext:value-type="float">
            <text:p>115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25/01/2025): 6 x 11,50 € da Weindiele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49mdefg96fmbcyrs5r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vignon Lafo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9900" calcext:value-type="float">
            <text:p>9900</text:p>
          </table:table-cell>
          <table:table-cell office:value-type="float" office:value="4290" calcext:value-type="float">
            <text:p>429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20/07/2022): 3 x 42,90 € da Weindiele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sxs1s3v040zme1eh6r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Badia Passigna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7600" calcext:value-type="float">
            <text:p>7600</text:p>
          </table:table-cell>
          <table:table-cell office:value-type="float" office:value="2800" calcext:value-type="float">
            <text:p>28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Ultimo acquisto pre-vinoteqa (28/05/2024): 6 x 28,00 € da Marchesi Antinori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16820wjbdg9fbdw024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Istrice 0,375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100" calcext:value-type="float">
            <text:p>3100</text:p>
          </table:table-cell>
          <table:table-cell office:value-type="float" office:value="1080" calcext:value-type="float">
            <text:p>108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12/06/2023): 4 x 10,80 € da Weindiele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t1x6csdz3rkyhem0ge2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Fojaneghe Ross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400" calcext:value-type="float">
            <text:p>4400</text:p>
          </table:table-cell>
          <table:table-cell office:value-type="float" office:value="1670" calcext:value-type="float">
            <text:p>167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Ultimo acquisto pre-vinoteqa (01/03/2025): 12 x 16,70 € da Masi Agricola</text:p>
          </table:table-cell>
          <table:table-cell office:value-type="string" calcext:value-type="string">
            <text:p>TRUE</text:p>
          </table:table-cell>
        </table:table-row>
        <table:table-row table:style-name="ro8">
          <table:table-cell office:value-type="string" calcext:value-type="string">
            <text:p>TRUE</text:p>
          </table:table-cell>
          <table:table-cell office:value-type="string" calcext:value-type="string">
            <text:p>wine_01gzr4ksncqqxkqpx1hcn3nty9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ranato Foradori Elisab.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6500" calcext:value-type="float">
            <text:p>6500</text:p>
          </table:table-cell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09/03/2022): 6 x 30,00 € da Az. Agricola Foradori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sq47vfjex7ec5r6bex9nm6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inticlarus Cuveé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000" calcext:value-type="float">
            <text:p>6000</text:p>
          </table:table-cell>
          <table:table-cell office:value-type="float" office:value="2940" calcext:value-type="float">
            <text:p>294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Ultimo acquisto pre-vinoteqa (07/12/2023): 6 x 29,40 € da Fine Wines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17ecsm6py4s6fhjwr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e Volte dell' Ornell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04/02/2025): 6 x 17,50 € da Weindiele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jszb2ch9t0hcmqta79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Tenuta Waldgrie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1150" calcext:value-type="float">
            <text:p>115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Ultimo acquisto pre-vinoteqa (04/02/2025): 12 x 11,50 € da Weindiele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h0my5rkg9tcrx4kt4gktkckn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3150" calcext:value-type="float">
            <text:p>315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21/03/2024): 6 x 31,5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havwefp37zk5gq4v964jzeyc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Mayr Unterganz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2150" calcext:value-type="float">
            <text:p>215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07/06/2024): 6 x 21,5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r2ppd5rkxrxtmvtvyavda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Tor di Lup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500" calcext:value-type="float">
            <text:p>5500</text:p>
          </table:table-cell>
          <table:table-cell office:value-type="float" office:value="2248" calcext:value-type="float">
            <text:p>224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30/01/2025): 6 x 22,48 € da Kellerei Andrian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4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Carlot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1360" calcext:value-type="float">
            <text:p>136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ltimo acquisto pre-vinoteqa (30/09/2024): 12 x 13,60 € da Fine Wines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g3682e3x1rq90exhxw7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0,375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100" calcext:value-type="float">
            <text:p>3100</text:p>
          </table:table-cell>
          <table:table-cell office:value-type="float" office:value="1150" calcext:value-type="float">
            <text:p>11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31/05/2022): 6 x 11,50 € da Weindiele</text:p>
          </table:table-cell>
          <table:table-cell office:value-type="string" calcext:value-type="string">
            <text:p>TRUE</text:p>
          </table:table-cell>
        </table:table-row>
        <table:table-row table:style-name="ro7">
          <table:table-cell office:value-type="string" calcext:value-type="string">
            <text:p>TRUE</text:p>
          </table:table-cell>
          <table:table-cell office:value-type="string" calcext:value-type="string">
            <text:p>wine_01h0my5rn5agsqx1htnk7swsa8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marein 2013 Mayr Josep.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nan): 0 x nan da nan</text:p>
          </table:table-cell>
          <table:table-cell office:value-type="string" calcext:value-type="string">
            <text:p>TRUE</text:p>
          </table:table-cell>
        </table:table-row>
        <table:table-row table:style-name="ro7">
          <table:table-cell office:value-type="string" calcext:value-type="string">
            <text:p>TRUE</text:p>
          </table:table-cell>
          <table:table-cell office:value-type="string" calcext:value-type="string">
            <text:p>wine_01h0my5rn5agsqx1htnk7swsa8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marein 2014 Josef May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nan): 0 x nan da nan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table:style-name="ce4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uracher Sand Forad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100" calcext:value-type="float">
            <text:p>4100</text:p>
          </table:table-cell>
          <table:table-cell office:value-type="float" office:value="1250" calcext:value-type="float">
            <text:p>125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09/03/2022): 18 x 12,50 € da Mauracher Agricola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tb807sbdh7w1dtgjg1r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rzemino d'Isera Trent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500" calcext:value-type="float">
            <text:p>3500</text:p>
          </table:table-cell>
          <table:table-cell office:value-type="float" office:value="890" calcext:value-type="float">
            <text:p>89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20/08/2024): 6 x 8,90 € da Weindiele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gzr4kt49gx3e29tj6x388br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Siebeneich 0,375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2800" calcext:value-type="float">
            <text:p>2800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05/07/2018): 12 x 6,40 € da Schreckbichl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4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rellino di Scansa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00" calcext:value-type="float">
            <text:p>3600</text:p>
          </table:table-cell>
          <table:table-cell office:value-type="float" office:value="1070" calcext:value-type="float">
            <text:p>107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01/10/2024): 3 x 10,70 € da Weindiele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ktxgmhcw3y7x327kxd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Trattman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600" calcext:value-type="float">
            <text:p>5600</text:p>
          </table:table-cell>
          <table:table-cell office:value-type="float" office:value="3250" calcext:value-type="float">
            <text:p>325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Ultimo acquisto pre-vinoteqa (14/12/2024): 6 x 32,50 € da Kellerei Girlan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h0yr4s66y2ah9793eq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Vigna Cantang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Ultimo acquisto pre-vinoteqa (14/12/2024): 12 x nan da Pellegrini SpA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ksmf95bvw0mp9sxwyx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Patricia 0,375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800" calcext:value-type="float">
            <text:p>2800</text:p>
          </table:table-cell>
          <table:table-cell office:value-type="float" office:value="570" calcext:value-type="float">
            <text:p>5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Ultimo acquisto pre-vinoteqa (19/06/2023): 12 x 5,70 € da Kellerei Girlan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sq48zdke38q5y13n92pfk8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Abtei Mu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700" calcext:value-type="float">
            <text:p>4700</text:p>
          </table:table-cell>
          <table:table-cell office:value-type="float" office:value="1860" calcext:value-type="float">
            <text:p>186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Ultimo acquisto pre-vinoteqa (24/06/2023): 6 x 18,60 € da Convento Muri Gries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c5nxx59wbtgq5ejaxd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Schweiz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700" calcext:value-type="float">
            <text:p>5700</text:p>
          </table:table-cell>
          <table:table-cell office:value-type="float" office:value="3000" calcext:value-type="float">
            <text:p>3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Ultimo acquisto pre-vinoteqa (13/02/2025): 6 x 30,00 € da Weindiele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n5agw365140he6yvs3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Monticol Ris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300" calcext:value-type="float">
            <text:p>4300</text:p>
          </table:table-cell>
          <table:table-cell office:value-type="float" office:value="1555" calcext:value-type="float">
            <text:p>155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Ultimo acquisto pre-vinoteqa (23/01/2024): 12 x 15,55 € da Kellerei Terlan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zm1pmtysvk48mrdbc8n5b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Vigna Gang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6000" calcext:value-type="float">
            <text:p>16000</text:p>
          </table:table-cell>
          <table:table-cell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11/12/2019): 2 x 70,00 € da Kellerei Girlan</text:p>
          </table:table-cell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h0my5sjg3cdt7x08syxr0bfr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Faedi Bellave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1550" calcext:value-type="float">
            <text:p>155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31/07/2024): 6 x 15,50 € da Azienda Agricola Bellaveder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kwpk96y45xa8mdmadx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fosco Peduncolo Ross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300" calcext:value-type="float">
            <text:p>4300</text:p>
          </table:table-cell>
          <table:table-cell office:value-type="float" office:value="1552" calcext:value-type="float">
            <text:p>155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Ultimo acquisto pre-vinoteqa (14/06/2024): 12 x 15,52 € da Livio Felluga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h0r2ppph6andsd96vh3bv6zg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è Lagrein Mayr Josep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07/06/2024): 6 x 12,0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k751hdtk6xz0xbmwk3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e Rose de Maninco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200" calcext:value-type="float">
            <text:p>4200</text:p>
          </table:table-cell>
          <table:table-cell office:value-type="float" office:value="1550" calcext:value-type="float">
            <text:p>155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Ultimo acquisto pre-vinoteqa (11/09/2024): 6 x 15,50 € da Weindiele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4pmmgensqg21gm21vx2z4b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uri Rosé Lagrein Kretz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770" calcext:value-type="float">
            <text:p>77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Ultimo acquisto pre-vinoteqa (05/02/2025): 24 x 7,70 € da Convento Muri Gries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gzr4ksepsbx6gtjng6dpds1d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roldego Riserva Rotal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800" calcext:value-type="float">
            <text:p>3800</text:p>
          </table:table-cell>
          <table:table-cell office:value-type="float" office:value="1120" calcext:value-type="float">
            <text:p>112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25/08/2024): 6 x 11,2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gzr4ksncvp37mta9qdwkb23w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roldego Foradori Elisab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380" calcext:value-type="float">
            <text:p>138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11/12/2024): 6 x 13,8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jm8dkrt75756qxtjj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rre Brune Santad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3290" calcext:value-type="float">
            <text:p>329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31/05/2022): 2 x 32,90 € da Weindiele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4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urriga Antonio Argiol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7950" calcext:value-type="float">
            <text:p>795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25/01/2025): 2 x 79,50 € da Weindiele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yrhxzs3mytd8sngpx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 Leonardo Gonzag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100" calcext:value-type="float">
            <text:p>9100</text:p>
          </table:table-cell>
          <table:table-cell office:value-type="float" office:value="5990" calcext:value-type="float">
            <text:p>599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31/05/2022): 6 x 59,90 € da Weindiele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b4rjgxsqh9zf0h82pxmsgh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Gschleier Girl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1350" calcext:value-type="float">
            <text:p>135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Ultimo acquisto pre-vinoteqa (17/08/2024): 12 x 13,50 € da Kellerei Girlan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zm1pm27smcawnqwrk18kq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448 s.l.m. Rosso Cuveé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200" calcext:value-type="float">
            <text:p>3200</text:p>
          </table:table-cell>
          <table:table-cell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Ultimo acquisto pre-vinoteqa (14/12/2024): 12 x 5,95 € da Kellerei Girlan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n0043j7q9xwyqkkds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t. Magdalener 0,375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500" calcext:value-type="float">
            <text:p>2500</text:p>
          </table:table-cell>
          <table:table-cell office:value-type="float" office:value="330" calcext:value-type="float">
            <text:p>33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10/12/2018): 12 x 3,30 € da Kellerei Nals Margreid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n06m2hz5tm0r51kwtc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t. Magdalener Gojer F.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1260" calcext:value-type="float">
            <text:p>126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Ultimo acquisto pre-vinoteqa (11/06/2024): 24 x 12,60 € da Franz Gojer - Glögglhof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n1wy72q2q9b64drtsm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t. Magdalener J. May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1200" calcext:value-type="float">
            <text:p>120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Ultimo acquisto pre-vinoteqa (23/08/2024): 12 x 12,0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d3d7r1nat6d0mmwhhg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olaia Marchesi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17470" calcext:value-type="float">
            <text:p>1747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20/05/2017): 6 x 174,7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67b05dgyw9ry5apy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no Nobile Asinone Poliz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000" calcext:value-type="float">
            <text:p>8000</text:p>
          </table:table-cell>
          <table:table-cell office:value-type="float" office:value="3925" calcext:value-type="float">
            <text:p>392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07/06/2024): 2 x 39,25 € da Fine Wines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na5ajdw1rz6hwntxyv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no Nobile Boscarel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700" calcext:value-type="float">
            <text:p>4700</text:p>
          </table:table-cell>
          <table:table-cell office:value-type="float" office:value="2050" calcext:value-type="float">
            <text:p>205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25/01/2025): 6 x 20,50 € da Weindiele</text:p>
          </table:table-cell>
          <table:table-cell office:value-type="string" calcext:value-type="string">
            <text:p>TRUE</text:p>
          </table:table-cell>
        </table:table-row>
        <table:table-row table:style-name="ro7">
          <table:table-cell office:value-type="string" calcext:value-type="string">
            <text:p>TRUE</text:p>
          </table:table-cell>
          <table:table-cell office:value-type="string" calcext:value-type="string">
            <text:p>wine_01gzr4ktf9vqb65p3egkvy5mts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rrocco Albana di Romag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nan): 0 x nan da nan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c50s127wjc6zgn9vet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scato Rosa F.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office:value-type="float" office:value="4500" calcext:value-type="float">
            <text:p>4500</text:p>
          </table:table-cell>
          <table:table-cell office:value-type="float" office:value="1930" calcext:value-type="float">
            <text:p>193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31/01/2020): 3 x 19,30 € da Fine Wines</text:p>
          </table:table-cell>
          <table:table-cell office:value-type="string" calcext:value-type="string">
            <text:p>TRUE</text:p>
          </table:table-cell>
        </table:table-row>
        <table:table-row table:style-name="ro7">
          <table:table-cell office:value-type="string" calcext:value-type="string">
            <text:p>TRUE</text:p>
          </table:table-cell>
          <table:table-cell office:value-type="string" calcext:value-type="string">
            <text:p>wine_01h4pmmfh55ata1gas0e9f50va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scato Rosa Muri Grie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nan): 0 x nan da nan</text:p>
          </table:table-cell>
          <table:table-cell office:value-type="string" calcext:value-type="string">
            <text:p>TRUE</text:p>
          </table:table-cell>
        </table:table-row>
        <table:table-row table:style-name="ro7">
          <table:table-cell office:value-type="string" calcext:value-type="string">
            <text:p>TRUE</text:p>
          </table:table-cell>
          <table:table-cell office:value-type="string" calcext:value-type="string">
            <text:p>wine_01h0my5rbqghbxfyn67gef4skv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raepositus Kerner Passi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nan): 0 x nan da nan</text:p>
          </table:table-cell>
          <table:table-cell office:value-type="string" calcext:value-type="string">
            <text:p>TRUE</text:p>
          </table:table-cell>
        </table:table-row>
        <table:table-row table:style-name="ro7">
          <table:table-cell office:value-type="string" calcext:value-type="string">
            <text:p>TRUE</text:p>
          </table:table-cell>
          <table:table-cell office:value-type="string" calcext:value-type="string">
            <text:p>wine_01h0qzm1qfthbvqh31fheb91py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pa XI Porto ~ Goj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nan): 0 x nan da nan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n5agsqx1htnk7swsa8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marein 2015 Josephus May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7800" calcext:value-type="float">
            <text:p>7800</text:p>
          </table:table-cell>
          <table:table-cell office:value-type="float" office:value="3290" calcext:value-type="float">
            <text:p>329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04/07/2017): 6 x 32,90 € da Weindiele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sq485hejh7yc294es78d94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etit Manseng Passion - Cantina St. Paul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ltimo acquisto pre-vinoteqa (11/12/2019): 6 x 16,00 € da Kellerei St. Pauls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table:style-name="ce4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rzio - Baron di Pau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000" calcext:value-type="float">
            <text:p>60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02/03/2023): 2 x 25,0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h0my5rfe8mfk2wp94pty52ax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vignon Cor Römigber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800" calcext:value-type="float">
            <text:p>7800</text:p>
          </table:table-cell>
          <table:table-cell office:value-type="float" office:value="3750" calcext:value-type="float">
            <text:p>375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06/12/2024): 3 x 37,5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zm1m4v6t4xv64j8qjctn6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 - Laurin Cantina Cornaian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6900" calcext:value-type="float">
            <text:p>6900</text:p>
          </table:table-cell>
          <table:table-cell office:value-type="float" office:value="2400" calcext:value-type="float">
            <text:p>24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19/12/2022): 2 x 24,00 € da Kellerei Girlan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h13szkqsy8c75wmej2wbe2sw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2015 Abtei Muri Riserv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800" calcext:value-type="float">
            <text:p>5800</text:p>
          </table:table-cell>
          <table:table-cell office:value-type="float" office:value="1920" calcext:value-type="float">
            <text:p>192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Ultimo acquisto pre-vinoteqa (02/10/2018): 3 x 19,2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13szkqsy8c75wmej2wbe2sw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 - Lagrein Abtei Muri Riserva 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3979" calcext:value-type="float">
            <text:p>397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05/02/2025): 2 x 39,80 € da Convento Muri Gries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4pmmfh93j1t0fkgezz7fazr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Vigna Klosteranger Mu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Ultimo acquisto pre-vinoteqa (15/02/2024): 3 x 50,00 € da Convento Muri Gries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108y6psf6bbg45hf66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vetrano - Colli di Saler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1720" calcext:value-type="float">
            <text:p>117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08/06/2018): 4 x 117,20 € da nan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n06m2hz5tm0r51kwtc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 St. Magdalener Vigna Rondel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7600" calcext:value-type="float">
            <text:p>7600</text:p>
          </table:table-cell>
          <table:table-cell office:value-type="float" office:value="2620" calcext:value-type="float">
            <text:p>26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24/06/2023): 2 x 26,20 € da Franz Gojer - Glögglhof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h0r2pp8pc7qd3na3303s9x75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rra d'Eclano Aglianico - Quintodecim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000" calcext:value-type="float">
            <text:p>5000</text:p>
          </table:table-cell>
          <table:table-cell office:value-type="float" office:value="2400" calcext:value-type="float">
            <text:p>24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12/12/2018): 6 x 24,00 € da Pellegrini SpA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vwefp3cwr3srmd46xct6th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Abtei Muri 2016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000" calcext:value-type="float">
            <text:p>5000</text:p>
          </table:table-cell>
          <table:table-cell office:value-type="float" office:value="1550" calcext:value-type="float">
            <text:p>155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Ultimo acquisto pre-vinoteqa (07/12/2019): 6 x 15,50 € da Weindiele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gd96azmdwfwwngwa8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ldaro Classico Superiore Quintessenz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1040" calcext:value-type="float">
            <text:p>104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Ultimo acquisto pre-vinoteqa (20/02/2025): 6 x 10,40 € da Weindiele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n5agsqx1htnk7swsa8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marein 2017 J. May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000" calcext:value-type="float">
            <text:p>7000</text:p>
          </table:table-cell>
          <table:table-cell office:value-type="float" office:value="3590" calcext:value-type="float">
            <text:p>35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ltimo acquisto pre-vinoteqa (28/06/2019): 6 x 35,90 € da nan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zm1qfahpphdwhajzvgd9s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ato Schiava - Rosé Vernatsch Goj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885" calcext:value-type="float">
            <text:p>8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Ultimo acquisto pre-vinoteqa (11/06/2024): 12 x 8,85 € da Franz Gojer - Glögglhof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gzr4kt7yg9kxxg2t3kzatnxk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di Montalcino Poggio al Vento - Col d'Or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5000" calcext:value-type="float">
            <text:p>15000</text:p>
          </table:table-cell>
          <table:table-cell office:value-type="float" office:value="7120" calcext:value-type="float">
            <text:p>712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05/12/2022): 1 x 71,2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table:style-name="ce4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marein 2018 30° Anniversario J. May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000" calcext:value-type="float">
            <text:p>7000</text:p>
          </table:table-cell>
          <table:table-cell office:value-type="float" office:value="3690" calcext:value-type="float">
            <text:p>369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18/08/2020): 3 x 36,9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avwefp3cwr3srmd46xct6th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Abtei Muri 2018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000" calcext:value-type="float">
            <text:p>5000</text:p>
          </table:table-cell>
          <table:table-cell office:value-type="float" office:value="1550" calcext:value-type="float">
            <text:p>155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Ultimo acquisto pre-vinoteqa (13/08/2021): 48 x 15,50 € da Convento Muri Gries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h0my5rkmxe587cgfq9ctge0h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sé Kurtasch - Pinot Nero Rosé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880" calcext:value-type="float">
            <text:p>88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05/01/2024): 12 x 8,8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na5ajdw1rz6hwntxyv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no Nobile Boscarelli 0,375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100" calcext:value-type="float">
            <text:p>3100</text:p>
          </table:table-cell>
          <table:table-cell office:value-type="float" office:value="1070" calcext:value-type="float">
            <text:p>107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08/01/2022): 6 x 10,70 € da Weindiele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fwdhs7p873wzx1dwfq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tellina Inferno Superiore Riserva Rainold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200" calcext:value-type="float">
            <text:p>5200</text:p>
          </table:table-cell>
          <table:table-cell office:value-type="float" office:value="2530" calcext:value-type="float">
            <text:p>253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04/02/2025): 4 x 25,30 € da Weindiele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4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chiava gentile - Edelvernatsch Hasel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869" calcext:value-type="float">
            <text:p>86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25/03/2025): 6 x 8,70 € da Weindiele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eh952zj77yrjbcmj1b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Zero Infinito CREMISI di Pojer &amp; Sand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1300" calcext:value-type="float">
            <text:p>130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12/06/2023): 6 x 13,00 € da Fine Wines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wzdg83z5x3wcd4xhg2sc3gt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ato Primitivo Rosett - Tenute Sannell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300" calcext:value-type="float">
            <text:p>3300</text:p>
          </table:table-cell>
          <table:table-cell office:value-type="float" office:value="650" calcext:value-type="float">
            <text:p>65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Ultimo acquisto pre-vinoteqa (31/03/2024): 12 x 6,50 € da Tenuta Coppadoro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harvcmmk49tx91qh54r9h53r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ato Anphora Rosé Marie Tröpfeltal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06/12/2023): 2 x 18,0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7">
          <table:table-cell office:value-type="string" calcext:value-type="string">
            <text:p>TRUE</text:p>
          </table:table-cell>
          <table:table-cell office:value-type="string" calcext:value-type="string">
            <text:p>wine_01hcwsykka67srbbzye5cd2w6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etit Manseng Aurie 0,50 cl</text:p>
          </table:table-cell>
          <table:table-cell table:number-columns-repeated="2"/>
          <table:table-cell office:value-type="string" calcext:value-type="string">
            <text:p>HALF_LITER</text:p>
          </table:table-cell>
          <table:table-cell office:value-type="float" office:value="2020" calcext:value-type="float">
            <text:p>2020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nan): 0 x nan da nan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avwefp3cwr3srmd46xct6th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Abtei Muri 2020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1989" calcext:value-type="float">
            <text:p>198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Ultimo acquisto pre-vinoteqa (27/12/2022): 48 x 19,90 € da Convento Muri Gries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zm03h649e2pmk10xf74a9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icilia Rosato Lumera Donnafuga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1070" calcext:value-type="float">
            <text:p>107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25/07/2024): 12 x 10,7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wzbvjgymmzx6kvfpb7ff54x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Vigneti delle Dolomiti Franz Goj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11/12/2023): 12 x 25,00 € da Franz Gojer - Glögglhof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r2pq1mqv62ngwhn5zcqtt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Meraner Schickenbur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30/01/2025): 6 x 9,00 € da Weindiele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wzbdj75pxbhknapa99wprzp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ro d'Avola Don Antonio Morgan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100" calcext:value-type="float">
            <text:p>5100</text:p>
          </table:table-cell>
          <table:table-cell office:value-type="float" office:value="2350" calcext:value-type="float">
            <text:p>23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25/03/2025): 6 x 23,50 € da Weindiele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j52tf6wxee6prkscs23cs2k3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t. Magdalener Klassisch Heilman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200" calcext:value-type="float">
            <text:p>4200</text:p>
          </table:table-cell>
          <table:table-cell office:value-type="float" office:value="1550" calcext:value-type="float">
            <text:p>155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12/02/2025): 6 x 15,5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h0my5rn5agsqx1htnk7swsa8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marein 2021 Mayr Josephu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500" calcext:value-type="float">
            <text:p>8500</text:p>
          </table:table-cell>
          <table:table-cell office:value-type="float" office:value="4290" calcext:value-type="float">
            <text:p>429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26/08/2023): 9 x 42,9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vwefp3cwr3srmd46xct6th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Abtei Muri 2021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1989" calcext:value-type="float">
            <text:p>198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Ultimo acquisto pre-vinoteqa (15/03/2024): 6 x 19,90 € da Weindiele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02ra5k42b6srggyjj94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scato d'Asti Canelli Casa Bianca Dogl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1110" calcext:value-type="float">
            <text:p>11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07/06/2024): 2 x 11,10 € da Weindiele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1fnr67jf8jfan1y6x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Ripassa Zena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300" calcext:value-type="float">
            <text:p>4300</text:p>
          </table:table-cell>
          <table:table-cell office:value-type="float" office:value="1550" calcext:value-type="float">
            <text:p>155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13/03/2025): 6 x 15,50 € da Weindiele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h0my5rh4696kz0ytbwtarqyc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 - Amistar Cuvée Ross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0800" calcext:value-type="float">
            <text:p>10800</text:p>
          </table:table-cell>
          <table:table-cell office:value-type="float" office:value="5430" calcext:value-type="float">
            <text:p>5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ltimo acquisto pre-vinoteqa (07/06/2024): 1 x 54,3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swndtayhsp089ks5c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Riserva Villa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1450" calcext:value-type="float">
            <text:p>145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28/05/2024): 12 x 14,50 € da Marchesi Antinori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h0my5rn5agsqx1htnk7swsa8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marein 2022 Mayr Josephu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900" calcext:value-type="float">
            <text:p>8900</text:p>
          </table:table-cell>
          <table:table-cell office:value-type="float" office:value="4610" calcext:value-type="float">
            <text:p>46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ltimo acquisto pre-vinoteqa (27/08/2024): 6 x 46,1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tb9pb5frjt0w7zhd1e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é Rosa Cantina di Bolza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18/07/2024): 5 x 8,9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n06m2hz5tm0r51kwtc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t. Magdalener Vigna Rondell "R"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100" calcext:value-type="float">
            <text:p>5100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06/12/2024): 6 x 25,00 € da Franz Gojer - Glögglhof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f6g00b9m2kq3ec2ehfgw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é Felix Anton Baron Long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700" calcext:value-type="float">
            <text:p>3700</text:p>
          </table:table-cell>
          <table:table-cell office:value-type="float" office:value="990" calcext:value-type="float">
            <text:p>99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01/12/2024): 5 x 9,90 € da Vinum Bozen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avwefp3cwr3srmd46xct6th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Abtei Muri 2022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Ultimo acquisto pre-vinoteqa (05/02/2025): 48 x 20,00 € da Convento Muri Gries</text:p>
          </table:table-cell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6T09:57:10.274726841</dc:date>
    <meta:editing-duration>PT19S</meta:editing-duration>
    <meta:editing-cycles>2</meta:editing-cycles>
    <meta:generator>LibreOffice/7.3.7.2$Linux_X86_64 LibreOffice_project/30$Build-2</meta:generator>
    <meta:document-statistic meta:table-count="2" meta:cell-count="3925" meta:object-count="0"/>
  </office:meta>
</office:document-meta>
</file>